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dd6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01d2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053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23c7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ff86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1231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24aa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2534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fe7d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06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104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382b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64d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3710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7006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6fe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7075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8056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78b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7236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1ec12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1ea6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4c4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8b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7e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60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32d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9d3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88b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d7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6e0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5c7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86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bc6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b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2ef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45d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74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88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1b7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2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4e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90a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0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ea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8c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600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6c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4d9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d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9d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da3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650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647e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8f6c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7574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8e32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8a4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9a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a6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87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c5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f6cc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f9eb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958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de2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6b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834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ef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171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881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e55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dc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df0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e4ab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49b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7e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054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2fc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8c7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b7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9aa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ef9a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8e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33e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357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efb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0258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8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035e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5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0c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ad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d6f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2ab1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d3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f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975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7db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3bd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2f1d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7ad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ca1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79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079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60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bfa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033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1e8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b56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aad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e4f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df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3f2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91c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384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990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4e1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5f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c00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51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0fe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c2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87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ea8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ed6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93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c10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6ef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016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1e1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5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ebb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f5e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85d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e77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aad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b76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ad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b71b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b549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afac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914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dfe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8a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f947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414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ca2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cc74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c21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b9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a87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85fd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dc78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fae0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fb5d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e5f8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de83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f34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f4b2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f69b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8e63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8d56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959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848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a700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c26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99f5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b13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82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f4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7c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19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27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090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da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560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36d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62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69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7a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9d2b5b" officeooo:paragraph-rsid="4a9da0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bbf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c201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c3e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5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822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0ab29e" officeooo:paragraph-rsid="4f0ab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416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5d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60a2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3e6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529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575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845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1fe9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22ff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23bb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34bc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e2ab104" officeooo:paragraph-rsid="4e2ab1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0304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71f5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73ed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52cd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5780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7a70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37b0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3af0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404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4808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468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4e39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50fe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0682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0778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2b33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2f6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2bc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d228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e24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838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b1ed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8427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ba7d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e7e4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74b1d" officeooo:paragraph-rsid="50f941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a7b3b3" officeooo:paragraph-rsid="50a7b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a7b3b3" officeooo:paragraph-rsid="50d3fc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a7b3b3" officeooo:paragraph-rsid="50b32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6a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30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9d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4f441" officeooo:paragraph-rsid="4a34f4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4d8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ada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6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c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db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8f2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a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26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3f4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b4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04cc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a34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d6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39e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632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4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5a5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58a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8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7b3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4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6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3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b1dbb9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ad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bb4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16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f0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cdc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db0e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ec3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2f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71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883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5c5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37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44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97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c45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c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812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d8a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1ec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ee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41f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f50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08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3e1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437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3c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3cc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c4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d04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e05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56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299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ae3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4a0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40b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bd5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e1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18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b4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eca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202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27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67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b722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8f9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754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20c5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0db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cc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5b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9e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bc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d8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093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2cd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935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cd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74e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fa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f2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381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57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708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4bf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df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1c7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02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b1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26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c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7cd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197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d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cd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1e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48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2b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4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2cf6c" officeooo:paragraph-rsid="4bc2c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a5b51" officeooo:paragraph-rsid="4be297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049a0e" officeooo:paragraph-rsid="4c074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bce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9d1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5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4f5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cf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94fdd29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31e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c35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bdb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b9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83a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ed7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ede2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d2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845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71f5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16015" officeooo:paragraph-rsid="4f1160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416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313c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1c88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dc78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a1da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6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e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52cd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749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f62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77b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f19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style:font-name-asian="標楷體1"/>
    </style:style>
    <style:style style:name="T2" style:family="text">
      <style:text-properties style:text-position="super 58%" style:font-name="標楷體1" officeooo:rsid="491063b8" style:font-name-asian="標楷體1"/>
    </style:style>
    <style:style style:name="T3" style:family="text">
      <style:text-properties style:text-position="super 58%" style:font-name="標楷體1" officeooo:rsid="4960e654" style:font-name-asian="標楷體1"/>
    </style:style>
    <style:style style:name="T4" style:family="text">
      <style:text-properties style:text-position="super 58%" style:font-name="標楷體1" officeooo:rsid="4ba56d92" style:font-name-asian="標楷體1"/>
    </style:style>
    <style:style style:name="T5" style:family="text">
      <style:text-properties style:text-position="super 58%" style:font-name="標楷體1" officeooo:rsid="4bb4c830" style:font-name-asian="標楷體1"/>
    </style:style>
    <style:style style:name="T6" style:family="text">
      <style:text-properties style:text-position="super 58%" style:font-name="標楷體1" officeooo:rsid="4cd75442" style:font-name-asian="標楷體1"/>
    </style:style>
    <style:style style:name="T7" style:family="text">
      <style:text-properties style:text-position="super 58%" style:font-name="標楷體1" officeooo:rsid="5078b26a" style:font-name-asian="標楷體1"/>
    </style:style>
    <style:style style:name="T8" style:family="text">
      <style:text-properties style:text-position="super 58%" style:font-name="標楷體1" officeooo:rsid="50ddc733" style:font-name-asian="標楷體1"/>
    </style:style>
    <style:style style:name="T9" style:family="text">
      <style:text-properties style:text-position="super 58%" style:font-name="標楷體1" officeooo:rsid="517b5dcd" style:font-name-asian="標楷體1"/>
    </style:style>
    <style:style style:name="T10" style:family="text">
      <style:text-properties style:text-position="super 58%" style:font-name="標楷體1" officeooo:rsid="51787ddb" style:font-name-asian="標楷體1"/>
    </style:style>
    <style:style style:name="T11" style:family="text">
      <style:text-properties style:text-position="super 58%" style:font-name="標楷體1" officeooo:rsid="51d785d9" style:font-name-asian="標楷體1"/>
    </style:style>
    <style:style style:name="T12" style:family="text">
      <style:text-properties style:text-position="super 58%" style:font-name="標楷體1" officeooo:rsid="517a5ab2" style:font-name-asian="標楷體1"/>
    </style:style>
    <style:style style:name="T13" style:family="text">
      <style:text-properties style:text-position="super 58%" style:font-name="標楷體1" officeooo:rsid="4960e654"/>
    </style:style>
    <style:style style:name="T14" style:family="text">
      <style:text-properties style:text-position="super 58%" style:font-name="標楷體1" officeooo:rsid="496da3e5"/>
    </style:style>
    <style:style style:name="T15" style:family="text">
      <style:text-properties style:text-position="super 58%" style:font-name="標楷體1" officeooo:rsid="4b57a3db"/>
    </style:style>
    <style:style style:name="T16" style:family="text">
      <style:text-properties style:text-position="super 58%" style:font-name="標楷體1" officeooo:rsid="4b969c3d"/>
    </style:style>
    <style:style style:name="T17" style:family="text">
      <style:text-properties style:text-position="super 58%" style:font-name="標楷體1" officeooo:rsid="4bb4c830"/>
    </style:style>
    <style:style style:name="T18" style:family="text">
      <style:text-properties style:text-position="super 58%" style:font-name="標楷體1" officeooo:rsid="506fec43"/>
    </style:style>
    <style:style style:name="T19" style:family="text">
      <style:text-properties style:text-position="super 58%" style:font-name="標楷體1" officeooo:rsid="510778ee"/>
    </style:style>
    <style:style style:name="T20" style:family="text">
      <style:text-properties style:font-name="標楷體1"/>
    </style:style>
    <style:style style:name="T21" style:family="text">
      <style:text-properties style:font-name="標楷體1" style:font-name-asian="標楷體1"/>
    </style:style>
    <style:style style:name="T22" style:family="text">
      <style:text-properties style:font-name="標楷體1" officeooo:rsid="491063b8" style:font-name-asian="標楷體1"/>
    </style:style>
    <style:style style:name="T23" style:family="text">
      <style:text-properties style:font-name="標楷體1" officeooo:rsid="494fdd29" style:font-name-asian="標楷體1"/>
    </style:style>
    <style:style style:name="T24" style:family="text">
      <style:text-properties style:font-name="標楷體1" officeooo:rsid="4951d530" style:font-name-asian="標楷體1"/>
    </style:style>
    <style:style style:name="T25" style:family="text">
      <style:text-properties style:font-name="標楷體1" officeooo:rsid="49522b22" style:font-name-asian="標楷體1"/>
    </style:style>
    <style:style style:name="T26" style:family="text">
      <style:text-properties style:font-name="標楷體1" officeooo:rsid="49530bac" style:font-name-asian="標楷體1"/>
    </style:style>
    <style:style style:name="T27" style:family="text">
      <style:text-properties style:font-name="標楷體1" officeooo:rsid="497cbcf2" style:font-name-asian="標楷體1"/>
    </style:style>
    <style:style style:name="T28" style:family="text">
      <style:text-properties style:font-name="標楷體1" officeooo:rsid="497f31b4" style:font-name-asian="標楷體1"/>
    </style:style>
    <style:style style:name="T29" style:family="text">
      <style:text-properties style:font-name="標楷體1" officeooo:rsid="49a35660" style:font-name-asian="標楷體1"/>
    </style:style>
    <style:style style:name="T30" style:family="text">
      <style:text-properties style:font-name="標楷體1" officeooo:rsid="4a34f441" style:font-name-asian="標楷體1"/>
    </style:style>
    <style:style style:name="T31" style:family="text">
      <style:text-properties style:font-name="標楷體1" officeooo:rsid="4ab05865" style:font-name-asian="標楷體1"/>
    </style:style>
    <style:style style:name="T32" style:family="text">
      <style:text-properties style:font-name="標楷體1" officeooo:rsid="4ae8b1da" style:font-name-asian="標楷體1"/>
    </style:style>
    <style:style style:name="T33" style:family="text">
      <style:text-properties style:font-name="標楷體1" officeooo:rsid="4aeae601" style:font-name-asian="標楷體1"/>
    </style:style>
    <style:style style:name="T34" style:family="text">
      <style:text-properties style:font-name="標楷體1" officeooo:rsid="4aeae7eb" style:font-name-asian="標楷體1"/>
    </style:style>
    <style:style style:name="T35" style:family="text">
      <style:text-properties style:font-name="標楷體1" officeooo:rsid="4aeb34d7" style:font-name-asian="標楷體1"/>
    </style:style>
    <style:style style:name="T36" style:family="text">
      <style:text-properties style:font-name="標楷體1" officeooo:rsid="4aeb9eb5" style:font-name-asian="標楷體1"/>
    </style:style>
    <style:style style:name="T37" style:family="text">
      <style:text-properties style:font-name="標楷體1" officeooo:rsid="4aed8a3e" style:font-name-asian="標楷體1"/>
    </style:style>
    <style:style style:name="T38" style:family="text">
      <style:text-properties style:font-name="標楷體1" officeooo:rsid="4aed8cac" style:font-name-asian="標楷體1"/>
    </style:style>
    <style:style style:name="T39" style:family="text">
      <style:text-properties style:font-name="標楷體1" officeooo:rsid="4af3f40d" style:font-name-asian="標楷體1"/>
    </style:style>
    <style:style style:name="T40" style:family="text">
      <style:text-properties style:font-name="標楷體1" officeooo:rsid="4af9990b" style:font-name-asian="標楷體1"/>
    </style:style>
    <style:style style:name="T41" style:family="text">
      <style:text-properties style:font-name="標楷體1" officeooo:rsid="4afadb9f" style:font-name-asian="標楷體1"/>
    </style:style>
    <style:style style:name="T42" style:family="text">
      <style:text-properties style:font-name="標楷體1" officeooo:rsid="4aff9c3d" style:font-name-asian="標楷體1"/>
    </style:style>
    <style:style style:name="T43" style:family="text">
      <style:text-properties style:font-name="標楷體1" officeooo:rsid="4b04ccdd" style:font-name-asian="標楷體1"/>
    </style:style>
    <style:style style:name="T44" style:family="text">
      <style:text-properties style:font-name="標楷體1" officeooo:rsid="4b196553" style:font-name-asian="標楷體1"/>
    </style:style>
    <style:style style:name="T45" style:family="text">
      <style:text-properties style:font-name="標楷體1" officeooo:rsid="4b1a34ff" style:font-name-asian="標楷體1"/>
    </style:style>
    <style:style style:name="T46" style:family="text">
      <style:text-properties style:font-name="標楷體1" officeooo:rsid="4b1ea214" style:font-name-asian="標楷體1"/>
    </style:style>
    <style:style style:name="T47" style:family="text">
      <style:text-properties style:font-name="標楷體1" officeooo:rsid="4b21d5de" style:font-name-asian="標楷體1"/>
    </style:style>
    <style:style style:name="T48" style:family="text">
      <style:text-properties style:font-name="標楷體1" officeooo:rsid="4b2ee462" style:font-name-asian="標楷體1"/>
    </style:style>
    <style:style style:name="T49" style:family="text">
      <style:text-properties style:font-name="標楷體1" officeooo:rsid="4b3c4d64" style:font-name-asian="標楷體1"/>
    </style:style>
    <style:style style:name="T50" style:family="text">
      <style:text-properties style:font-name="標楷體1" officeooo:rsid="4b531256" style:font-name-asian="標楷體1"/>
    </style:style>
    <style:style style:name="T51" style:family="text">
      <style:text-properties style:font-name="標楷體1" officeooo:rsid="4b536d71" style:font-name-asian="標楷體1"/>
    </style:style>
    <style:style style:name="T52" style:family="text">
      <style:text-properties style:font-name="標楷體1" officeooo:rsid="4b555047" style:font-name-asian="標楷體1"/>
    </style:style>
    <style:style style:name="T53" style:family="text">
      <style:text-properties style:font-name="標楷體1" officeooo:rsid="4b57a3db" style:font-name-asian="標楷體1"/>
    </style:style>
    <style:style style:name="T54" style:family="text">
      <style:text-properties style:font-name="標楷體1" officeooo:rsid="4b969c3d" style:font-name-asian="標楷體1"/>
    </style:style>
    <style:style style:name="T55" style:family="text">
      <style:text-properties style:font-name="標楷體1" officeooo:rsid="4ba813d5" style:font-name-asian="標楷體1"/>
    </style:style>
    <style:style style:name="T56" style:family="text">
      <style:text-properties style:font-name="標楷體1" officeooo:rsid="4ba56d92" style:font-name-asian="標楷體1"/>
    </style:style>
    <style:style style:name="T57" style:family="text">
      <style:text-properties style:font-name="標楷體1" officeooo:rsid="4bafbc6a" style:font-name-asian="標楷體1"/>
    </style:style>
    <style:style style:name="T58" style:family="text">
      <style:text-properties style:font-name="標楷體1" officeooo:rsid="4bbfd365" style:font-name-asian="標楷體1"/>
    </style:style>
    <style:style style:name="T59" style:family="text">
      <style:text-properties style:font-name="標楷體1" officeooo:rsid="4bc691fc" style:font-name-asian="標楷體1"/>
    </style:style>
    <style:style style:name="T60" style:family="text">
      <style:text-properties style:font-name="標楷體1" officeooo:rsid="4bef50f2" style:font-name-asian="標楷體1"/>
    </style:style>
    <style:style style:name="T61" style:family="text">
      <style:text-properties style:font-name="標楷體1" officeooo:rsid="4bf5e3e3" style:font-name-asian="標楷體1"/>
    </style:style>
    <style:style style:name="T62" style:family="text">
      <style:text-properties style:font-name="標楷體1" officeooo:rsid="4bfeff24" style:font-name-asian="標楷體1"/>
    </style:style>
    <style:style style:name="T63" style:family="text">
      <style:text-properties style:font-name="標楷體1" officeooo:rsid="4c0110c3" style:font-name-asian="標楷體1"/>
    </style:style>
    <style:style style:name="T64" style:family="text">
      <style:text-properties style:font-name="標楷體1" officeooo:rsid="4c0262fc" style:font-name-asian="標楷體1"/>
    </style:style>
    <style:style style:name="T65" style:family="text">
      <style:text-properties style:font-name="標楷體1" officeooo:rsid="4c70e875" style:font-name-asian="標楷體1"/>
    </style:style>
    <style:style style:name="T66" style:family="text">
      <style:text-properties style:font-name="標楷體1" officeooo:rsid="4c7cc251" style:font-name-asian="標楷體1"/>
    </style:style>
    <style:style style:name="T67" style:family="text">
      <style:text-properties style:font-name="標楷體1" officeooo:rsid="4c855bcb" style:font-name-asian="標楷體1"/>
    </style:style>
    <style:style style:name="T68" style:family="text">
      <style:text-properties style:font-name="標楷體1" officeooo:rsid="4c8ee699" style:font-name-asian="標楷體1"/>
    </style:style>
    <style:style style:name="T69" style:family="text">
      <style:text-properties style:font-name="標楷體1" officeooo:rsid="4c93a889" style:font-name-asian="標楷體1"/>
    </style:style>
    <style:style style:name="T70" style:family="text">
      <style:text-properties style:font-name="標楷體1" officeooo:rsid="4c93a889" style:font-name-asian="標楷體1" style:font-name-complex="標楷體"/>
    </style:style>
    <style:style style:name="T71" style:family="text">
      <style:text-properties style:font-name="標楷體1" officeooo:rsid="4cab639c" style:font-name-asian="標楷體1"/>
    </style:style>
    <style:style style:name="T72" style:family="text">
      <style:text-properties style:font-name="標楷體1" officeooo:rsid="4cb14fac" style:font-name-asian="標楷體1"/>
    </style:style>
    <style:style style:name="T73" style:family="text">
      <style:text-properties style:font-name="標楷體1" officeooo:rsid="4c991ddd" style:font-name-asian="標楷體1"/>
    </style:style>
    <style:style style:name="T74" style:family="text">
      <style:text-properties style:font-name="標楷體1" officeooo:rsid="4cc38040" style:font-name-asian="標楷體1"/>
    </style:style>
    <style:style style:name="T75" style:family="text">
      <style:text-properties style:font-name="標楷體1" officeooo:rsid="4ccd3da4" style:font-name-asian="標楷體1"/>
    </style:style>
    <style:style style:name="T76" style:family="text">
      <style:text-properties style:font-name="標楷體1" officeooo:rsid="4cd75442" style:font-name-asian="標楷體1"/>
    </style:style>
    <style:style style:name="T77" style:family="text">
      <style:text-properties style:font-name="標楷體1" officeooo:rsid="4ce8f976" style:font-name-asian="標楷體1"/>
    </style:style>
    <style:style style:name="T78" style:family="text">
      <style:text-properties style:font-name="標楷體1" officeooo:rsid="4d4b0db0" style:font-name-asian="標楷體1"/>
    </style:style>
    <style:style style:name="T79" style:family="text">
      <style:text-properties style:font-name="標楷體1" officeooo:rsid="4d6f203b" style:font-name-asian="標楷體1"/>
    </style:style>
    <style:style style:name="T80" style:family="text">
      <style:text-properties style:font-name="標楷體1" officeooo:rsid="4d770443" style:font-name-asian="標楷體1"/>
    </style:style>
    <style:style style:name="T81" style:family="text">
      <style:text-properties style:font-name="標楷體1" officeooo:rsid="4d3c2f4e" style:font-name-asian="標楷體1"/>
    </style:style>
    <style:style style:name="T82" style:family="text">
      <style:text-properties style:font-name="標楷體1" officeooo:rsid="4dae5276" style:font-name-asian="標楷體1"/>
    </style:style>
    <style:style style:name="T83" style:family="text">
      <style:text-properties style:font-name="標楷體1" officeooo:rsid="4dbf1947" style:font-name-asian="標楷體1"/>
    </style:style>
    <style:style style:name="T84" style:family="text">
      <style:text-properties style:font-name="標楷體1" officeooo:rsid="4e936760" style:font-name-asian="標楷體1"/>
    </style:style>
    <style:style style:name="T85" style:family="text">
      <style:text-properties style:font-name="標楷體1" officeooo:rsid="5078b26a" style:font-name-asian="標楷體1"/>
    </style:style>
    <style:style style:name="T86" style:family="text">
      <style:text-properties style:font-name="標楷體1" officeooo:rsid="50ddc733" style:font-name-asian="標楷體1"/>
    </style:style>
    <style:style style:name="T87" style:family="text">
      <style:text-properties style:font-name="標楷體1" officeooo:rsid="510e1db8" style:font-name-asian="標楷體1"/>
    </style:style>
    <style:style style:name="T88" style:family="text">
      <style:text-properties style:font-name="標楷體1" officeooo:rsid="512f66f9" style:font-name-asian="標楷體1"/>
    </style:style>
    <style:style style:name="T89" style:family="text">
      <style:text-properties style:font-name="標楷體1" officeooo:rsid="50fcefaf" style:font-name-asian="標楷體1"/>
    </style:style>
    <style:style style:name="T90" style:family="text">
      <style:text-properties style:font-name="標楷體1" officeooo:rsid="51838ccc" style:font-name-asian="標楷體1"/>
    </style:style>
    <style:style style:name="T91" style:family="text">
      <style:text-properties style:font-name="標楷體1" officeooo:rsid="51d7f760" style:font-name-asian="標楷體1"/>
    </style:style>
    <style:style style:name="T92" style:family="text">
      <style:text-properties style:font-name="標楷體1" style:font-name-asian="Liberation Serif1" style:font-name-complex="Liberation Serif1"/>
    </style:style>
    <style:style style:name="T93" style:family="text">
      <style:text-properties style:font-name="標楷體1" officeooo:rsid="4ab05865" style:font-name-asian="Liberation Serif1" style:font-name-complex="Liberation Serif1"/>
    </style:style>
    <style:style style:name="T94" style:family="text">
      <style:text-properties style:font-name="標楷體1" officeooo:rsid="4b595183" style:font-name-asian="Liberation Serif1" style:font-name-complex="Liberation Serif1"/>
    </style:style>
    <style:style style:name="T95" style:family="text">
      <style:text-properties style:font-name="標楷體1" officeooo:rsid="494fdd29"/>
    </style:style>
    <style:style style:name="T96" style:family="text">
      <style:text-properties style:font-name="標楷體1" officeooo:rsid="49522b22"/>
    </style:style>
    <style:style style:name="T97" style:family="text">
      <style:text-properties style:font-name="標楷體1" style:text-underline-style="solid" style:text-underline-width="auto" style:text-underline-color="font-color"/>
    </style:style>
    <style:style style:name="T98" style:family="text">
      <style:text-properties style:font-name="標楷體1" style:text-underline-style="solid" style:text-underline-width="auto" style:text-underline-color="font-color" officeooo:rsid="17cb7444"/>
    </style:style>
    <style:style style:name="T99" style:family="text">
      <style:text-properties style:font-name="標楷體1" style:text-underline-style="solid" style:text-underline-width="auto" style:text-underline-color="font-color" officeooo:rsid="4c0110c3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4dde1ab1"/>
    </style:style>
    <style:style style:name="T101" style:family="text">
      <style:text-properties style:font-name="標楷體1" officeooo:rsid="4ab05865"/>
    </style:style>
    <style:style style:name="T102" style:family="text">
      <style:text-properties style:font-name="標楷體1" officeooo:rsid="4ae7655e"/>
    </style:style>
    <style:style style:name="T103" style:family="text">
      <style:text-properties style:font-name="標楷體1" officeooo:rsid="4b281999"/>
    </style:style>
    <style:style style:name="T104" style:family="text">
      <style:text-properties style:font-name="標楷體1" officeooo:rsid="4aed8a3e"/>
    </style:style>
    <style:style style:name="T105" style:family="text">
      <style:text-properties style:font-name="標楷體1" officeooo:rsid="4b2d6b21"/>
    </style:style>
    <style:style style:name="T106" style:family="text">
      <style:text-properties style:font-name="標楷體1" officeooo:rsid="4b2f8ae5"/>
    </style:style>
    <style:style style:name="T107" style:family="text">
      <style:text-properties style:font-name="標楷體1" officeooo:rsid="4aeae601"/>
    </style:style>
    <style:style style:name="T108" style:family="text">
      <style:text-properties style:font-name="標楷體1" officeooo:rsid="4afb970f"/>
    </style:style>
    <style:style style:name="T109" style:family="text">
      <style:text-properties style:font-name="標楷體1" officeooo:rsid="4b0777e9"/>
    </style:style>
    <style:style style:name="T110" style:family="text">
      <style:text-properties style:font-name="標楷體1" officeooo:rsid="4b057410"/>
    </style:style>
    <style:style style:name="T111" style:family="text">
      <style:text-properties style:font-name="標楷體1" officeooo:rsid="4b358acd"/>
    </style:style>
    <style:style style:name="T112" style:family="text">
      <style:text-properties style:font-name="標楷體1" officeooo:rsid="4b35b65f"/>
    </style:style>
    <style:style style:name="T113" style:family="text">
      <style:text-properties style:font-name="標楷體1" officeooo:rsid="4aada004"/>
    </style:style>
    <style:style style:name="T114" style:family="text">
      <style:text-properties style:font-name="標楷體1" officeooo:rsid="4aed8cac"/>
    </style:style>
    <style:style style:name="T115" style:family="text">
      <style:text-properties style:font-name="標楷體1" officeooo:rsid="4b2482fd"/>
    </style:style>
    <style:style style:name="T116" style:family="text">
      <style:text-properties style:font-name="標楷體1" officeooo:rsid="4b35c48d"/>
    </style:style>
    <style:style style:name="T117" style:family="text">
      <style:text-properties style:font-name="標楷體1" officeooo:rsid="4b5164f2"/>
    </style:style>
    <style:style style:name="T118" style:family="text">
      <style:text-properties style:font-name="標楷體1" officeooo:rsid="4b595183"/>
    </style:style>
    <style:style style:name="T119" style:family="text">
      <style:text-properties style:font-name="標楷體1" officeooo:rsid="4b5f0e09"/>
    </style:style>
    <style:style style:name="T120" style:family="text">
      <style:text-properties style:font-name="標楷體1" officeooo:rsid="4ba56d92"/>
    </style:style>
    <style:style style:name="T121" style:family="text">
      <style:text-properties style:font-name="標楷體1" officeooo:rsid="4baa3d38"/>
    </style:style>
    <style:style style:name="T122" style:family="text">
      <style:text-properties style:font-name="標楷體1" officeooo:rsid="4baf6da7"/>
    </style:style>
    <style:style style:name="T123" style:family="text">
      <style:text-properties style:font-name="標楷體1" officeooo:rsid="4bb5c5f1"/>
    </style:style>
    <style:style style:name="T124" style:family="text">
      <style:text-properties style:font-name="標楷體1" officeooo:rsid="4bb4c830"/>
    </style:style>
    <style:style style:name="T125" style:family="text">
      <style:text-properties style:font-name="標楷體1" officeooo:rsid="4be8640f"/>
    </style:style>
    <style:style style:name="T126" style:family="text">
      <style:text-properties style:font-name="標楷體1" officeooo:rsid="4b4ad8aa"/>
    </style:style>
    <style:style style:name="T127" style:family="text">
      <style:text-properties style:font-name="標楷體1" officeooo:rsid="4c07cfda"/>
    </style:style>
    <style:style style:name="T128" style:family="text">
      <style:text-properties style:font-name="標楷體1" officeooo:rsid="4c115fc6"/>
    </style:style>
    <style:style style:name="T129" style:family="text">
      <style:text-properties style:font-name="標楷體1" officeooo:rsid="4c2f0299"/>
    </style:style>
    <style:style style:name="T130" style:family="text">
      <style:text-properties style:font-name="標楷體1" officeooo:rsid="4c4763b5"/>
    </style:style>
    <style:style style:name="T131" style:family="text">
      <style:text-properties style:font-name="標楷體1" officeooo:rsid="496f7bbc"/>
    </style:style>
    <style:style style:name="T132" style:family="text">
      <style:text-properties style:font-name="標楷體1" officeooo:rsid="4be8f062"/>
    </style:style>
    <style:style style:name="T133" style:family="text">
      <style:text-properties style:font-name="標楷體1" officeooo:rsid="4bfeff24"/>
    </style:style>
    <style:style style:name="T134" style:family="text">
      <style:text-properties style:font-name="標楷體1" officeooo:rsid="4c0110c3"/>
    </style:style>
    <style:style style:name="T135" style:family="text">
      <style:text-properties style:font-name="標楷體1" officeooo:rsid="4c0d8ac8"/>
    </style:style>
    <style:style style:name="T136" style:family="text">
      <style:text-properties style:font-name="標楷體1" officeooo:rsid="4c390e48"/>
    </style:style>
    <style:style style:name="T137" style:family="text">
      <style:text-properties style:font-name="標楷體1" officeooo:rsid="4c440ba6"/>
    </style:style>
    <style:style style:name="T138" style:family="text">
      <style:text-properties style:font-name="標楷體1" officeooo:rsid="4c45248e"/>
    </style:style>
    <style:style style:name="T139" style:family="text">
      <style:text-properties style:font-name="標楷體1" officeooo:rsid="4c52adf5"/>
    </style:style>
    <style:style style:name="T140" style:family="text">
      <style:text-properties style:font-name="標楷體1" officeooo:rsid="4c54622c"/>
    </style:style>
    <style:style style:name="T141" style:family="text">
      <style:text-properties style:font-name="標楷體1" officeooo:rsid="4c55d2ab"/>
    </style:style>
    <style:style style:name="T142" style:family="text">
      <style:text-properties style:font-name="標楷體1" officeooo:rsid="4c7ae97c"/>
    </style:style>
    <style:style style:name="T143" style:family="text">
      <style:text-properties style:font-name="標楷體1" officeooo:rsid="4c7cc251"/>
    </style:style>
    <style:style style:name="T144" style:family="text">
      <style:text-properties style:font-name="標楷體1" officeooo:rsid="4c8d8fa4"/>
    </style:style>
    <style:style style:name="T145" style:family="text">
      <style:text-properties style:font-name="標楷體1" officeooo:rsid="4cb14fac"/>
    </style:style>
    <style:style style:name="T146" style:family="text">
      <style:text-properties style:font-name="標楷體1" officeooo:rsid="4d4642f1"/>
    </style:style>
    <style:style style:name="T147" style:family="text">
      <style:text-properties style:font-name="標楷體1" officeooo:rsid="4ddbd579"/>
    </style:style>
    <style:style style:name="T148" style:family="text">
      <style:text-properties style:font-name="標楷體1" officeooo:rsid="4dde1ab1"/>
    </style:style>
    <style:style style:name="T149" style:family="text">
      <style:text-properties style:font-name="標楷體1" officeooo:rsid="1c7bba95"/>
    </style:style>
    <style:style style:name="T150" style:family="text">
      <style:text-properties style:font-name="標楷體1" officeooo:rsid="1c52c4e0"/>
    </style:style>
    <style:style style:name="T151" style:family="text">
      <style:text-properties style:font-name="標楷體1" officeooo:rsid="376c64b1"/>
    </style:style>
    <style:style style:name="T152" style:family="text">
      <style:text-properties style:font-name="標楷體1" officeooo:rsid="50ddc733"/>
    </style:style>
    <style:style style:name="T153" style:family="text">
      <style:text-properties style:font-name="標楷體1" officeooo:rsid="512f66f9"/>
    </style:style>
    <style:style style:name="T154" style:family="text">
      <style:text-properties style:font-name="標楷體1" officeooo:rsid="4dbf1947"/>
    </style:style>
    <style:style style:name="T155" style:family="text">
      <style:text-properties style:font-name="Arial1" officeooo:rsid="4b2482fd" style:font-name-asian="Arial1"/>
    </style:style>
    <style:style style:name="T156" style:family="text">
      <style:text-properties style:font-name="Arial1" officeooo:rsid="4e8057a1" style:font-name-asian="Arial1"/>
    </style:style>
    <style:style style:name="T157" style:family="text">
      <style:text-properties style:font-name="Arial1" officeooo:rsid="50ddc733" style:font-name-asian="Arial1"/>
    </style:style>
    <style:style style:name="T158" style:family="text">
      <style:text-properties style:font-name="Arial1" officeooo:rsid="4c8d8fa4"/>
    </style:style>
    <style:style style:name="T159" style:family="text">
      <style:text-properties style:font-name-asian="Arial1"/>
    </style:style>
    <style:style style:name="T160" style:family="text">
      <style:text-properties officeooo:rsid="49032c72" style:font-name-asian="Arial1"/>
    </style:style>
    <style:style style:name="T161" style:family="text">
      <style:text-properties officeooo:rsid="49c201a7" style:font-name-asian="Arial1"/>
    </style:style>
    <style:style style:name="T162" style:family="text">
      <style:text-properties officeooo:rsid="4bc691fc" style:font-name-asian="Arial1"/>
    </style:style>
    <style:style style:name="T163" style:family="text">
      <style:text-properties officeooo:rsid="4c9457da" style:font-name-asian="Arial1"/>
    </style:style>
    <style:style style:name="T164" style:family="text">
      <style:text-properties officeooo:rsid="4cff6225" style:font-name-asian="Arial1"/>
    </style:style>
    <style:style style:name="T165" style:family="text">
      <style:text-properties officeooo:rsid="4d3c2f4e" style:font-name-asian="Arial1"/>
    </style:style>
    <style:style style:name="T166" style:family="text">
      <style:text-properties officeooo:rsid="4e8057a1" style:font-name-asian="Arial1"/>
    </style:style>
    <style:style style:name="T167" style:family="text">
      <style:text-properties officeooo:rsid="4eea40e9" style:font-name-asian="Arial1"/>
    </style:style>
    <style:style style:name="T168" style:family="text">
      <style:text-properties officeooo:rsid="506fec43" style:font-name-asian="Arial1"/>
    </style:style>
    <style:style style:name="T169" style:family="text">
      <style:text-properties officeooo:rsid="50a589e9" style:font-name-asian="Arial1"/>
    </style:style>
    <style:style style:name="T170" style:family="text">
      <style:text-properties officeooo:rsid="50ddc733" style:font-name-asian="Arial1"/>
    </style:style>
    <style:style style:name="T171" style:family="text">
      <style:text-properties fo:color="#333333"/>
    </style:style>
    <style:style style:name="T172" style:family="text">
      <style:text-properties fo:color="#333333" officeooo:rsid="496f7bbc"/>
    </style:style>
    <style:style style:name="T173" style:family="text">
      <style:text-properties fo:color="#333333" style:font-name="標楷體1"/>
    </style:style>
    <style:style style:name="T174" style:family="text">
      <style:text-properties fo:color="#333333" style:font-name="標楷體1" style:font-name-asian="標楷體1"/>
    </style:style>
    <style:style style:name="T175" style:family="text">
      <style:text-properties fo:color="#333333" style:font-name="標楷體1" officeooo:rsid="4c991ddd" style:font-name-asian="標楷體1"/>
    </style:style>
    <style:style style:name="T176" style:family="text">
      <style:text-properties fo:color="#333333" style:font-name="標楷體1" officeooo:rsid="4cc38040" style:font-name-asian="標楷體1"/>
    </style:style>
    <style:style style:name="T177" style:family="text">
      <style:text-properties fo:color="#333333" style:font-name="標楷體1" officeooo:rsid="4eea40e9" style:font-name-asian="標楷體1"/>
    </style:style>
    <style:style style:name="T178" style:family="text">
      <style:text-properties fo:color="#333333" style:font-name="標楷體1" officeooo:rsid="50ddc733" style:font-name-asian="標楷體1"/>
    </style:style>
    <style:style style:name="T179" style:family="text">
      <style:text-properties fo:color="#333333" officeooo:rsid="4d3c2f4e" style:font-name-asian="Arial1"/>
    </style:style>
    <style:style style:name="T180" style:family="text">
      <style:text-properties fo:color="#333333" officeooo:rsid="4d3c2f4e"/>
    </style:style>
    <style:style style:name="T181" style:family="text">
      <style:text-properties fo:color="#333333" style:font-name="Arial1" officeooo:rsid="4d3c2f4e" style:font-name-asian="Arial1"/>
    </style:style>
    <style:style style:name="T182" style:family="text">
      <style:text-properties fo:color="#333333" officeooo:rsid="4eea40e9"/>
    </style:style>
    <style:style style:name="T183" style:family="text">
      <style:text-properties fo:color="#333333" officeooo:rsid="362b5268"/>
    </style:style>
    <style:style style:name="T184" style:family="text">
      <style:text-properties fo:color="#333333" officeooo:rsid="50ddc733"/>
    </style:style>
    <style:style style:name="T185" style:family="text">
      <style:text-properties fo:color="#333333" style:text-position="sub 58%" style:font-name="標楷體1" officeooo:rsid="5104d254"/>
    </style:style>
    <style:style style:name="T186" style:family="text">
      <style:text-properties fo:color="#333333" style:text-position="sub 58%" style:font-name="標楷體1" officeooo:rsid="51787ddb" style:font-name-asian="標楷體1"/>
    </style:style>
    <style:style style:name="T187" style:family="text">
      <style:text-properties style:text-underline-style="solid" style:text-underline-width="auto" style:text-underline-color="font-color"/>
    </style:style>
    <style:style style:name="T188" style:family="text">
      <style:text-properties style:text-underline-style="solid" style:text-underline-width="auto" style:text-underline-color="font-color" officeooo:rsid="4385b2e9"/>
    </style:style>
    <style:style style:name="T189" style:family="text">
      <style:text-properties style:text-underline-style="solid" style:text-underline-width="auto" style:text-underline-color="font-color" officeooo:rsid="492c35a2"/>
    </style:style>
    <style:style style:name="T190" style:family="text">
      <style:text-properties style:text-underline-style="solid" style:text-underline-width="auto" style:text-underline-color="font-color" officeooo:rsid="48782837"/>
    </style:style>
    <style:style style:name="T191" style:family="text">
      <style:text-properties officeooo:rsid="362b5268"/>
    </style:style>
    <style:style style:name="T192" style:family="text">
      <style:text-properties officeooo:rsid="48fdd2e9"/>
    </style:style>
    <style:style style:name="T193" style:family="text">
      <style:text-properties officeooo:rsid="49032c72"/>
    </style:style>
    <style:style style:name="T194" style:family="text">
      <style:text-properties officeooo:rsid="492c35a2"/>
    </style:style>
    <style:style style:name="T195" style:family="text">
      <style:text-properties officeooo:rsid="376c64b1"/>
    </style:style>
    <style:style style:name="T196" style:family="text">
      <style:text-properties officeooo:rsid="494fdd29"/>
    </style:style>
    <style:style style:name="T197" style:family="text">
      <style:text-properties officeooo:rsid="2b6f314a"/>
    </style:style>
    <style:style style:name="T198" style:family="text">
      <style:text-properties officeooo:rsid="49a35660"/>
    </style:style>
    <style:style style:name="T199" style:family="text">
      <style:text-properties officeooo:rsid="49c201a7"/>
    </style:style>
    <style:style style:name="T200" style:family="text">
      <style:text-properties officeooo:rsid="4a119482"/>
    </style:style>
    <style:style style:name="T201" style:family="text">
      <style:text-properties officeooo:rsid="4a330b3c"/>
    </style:style>
    <style:style style:name="T202" style:family="text">
      <style:text-properties officeooo:rsid="496f7bbc"/>
    </style:style>
    <style:style style:name="T203" style:family="text">
      <style:text-properties officeooo:rsid="4ab05865"/>
    </style:style>
    <style:style style:name="T204" style:family="text">
      <style:text-properties officeooo:rsid="4ae7655e"/>
    </style:style>
    <style:style style:name="T205" style:family="text">
      <style:text-properties officeooo:rsid="4ae8b1da"/>
    </style:style>
    <style:style style:name="T206" style:family="text">
      <style:text-properties officeooo:rsid="4aed8a3e"/>
    </style:style>
    <style:style style:name="T207" style:family="text">
      <style:text-properties officeooo:rsid="4b2482fd"/>
    </style:style>
    <style:style style:name="T208" style:family="text">
      <style:text-properties officeooo:rsid="4b3c4d64"/>
    </style:style>
    <style:style style:name="T209" style:family="text">
      <style:text-properties officeooo:rsid="4aada004"/>
    </style:style>
    <style:style style:name="T210" style:family="text">
      <style:text-properties officeooo:rsid="4b531256"/>
    </style:style>
    <style:style style:name="T211" style:family="text">
      <style:text-properties officeooo:rsid="4b536d71"/>
    </style:style>
    <style:style style:name="T212" style:family="text">
      <style:text-properties officeooo:rsid="4b555047"/>
    </style:style>
    <style:style style:name="T213" style:family="text">
      <style:text-properties officeooo:rsid="4b57a3db"/>
    </style:style>
    <style:style style:name="T214" style:family="text">
      <style:text-properties officeooo:rsid="4ba56d92"/>
    </style:style>
    <style:style style:name="T215" style:family="text">
      <style:text-properties style:text-position="sub 58%" style:font-name="標楷體1" officeooo:rsid="4baf6da7"/>
    </style:style>
    <style:style style:name="T216" style:family="text">
      <style:text-properties style:text-position="sub 58%" style:font-name="標楷體1" officeooo:rsid="4bb380ef"/>
    </style:style>
    <style:style style:name="T217" style:family="text">
      <style:text-properties style:text-position="sub 58%" style:font-name="標楷體1" officeooo:rsid="4beb5dd0"/>
    </style:style>
    <style:style style:name="T218" style:family="text">
      <style:text-properties style:text-position="sub 58%" style:font-name="標楷體1" officeooo:rsid="4c115fc6"/>
    </style:style>
    <style:style style:name="T219" style:family="text">
      <style:text-properties style:text-position="sub 58%" style:font-name="標楷體1" officeooo:rsid="4c5ab634"/>
    </style:style>
    <style:style style:name="T220" style:family="text">
      <style:text-properties style:text-position="sub 58%" style:font-name="標楷體1" officeooo:rsid="4bef50f2" style:font-name-asian="標楷體1"/>
    </style:style>
    <style:style style:name="T221" style:family="text">
      <style:text-properties style:text-position="sub 58%" style:font-name="標楷體1" officeooo:rsid="4bf1bad6" style:font-name-asian="標楷體1"/>
    </style:style>
    <style:style style:name="T222" style:family="text">
      <style:text-properties style:text-position="sub 58%" style:font-name="標楷體1" officeooo:rsid="4bf43781" style:font-name-asian="標楷體1"/>
    </style:style>
    <style:style style:name="T223" style:family="text">
      <style:text-properties style:text-position="sub 58%" style:font-name="標楷體1" officeooo:rsid="4bfaadc1" style:font-name-asian="標楷體1"/>
    </style:style>
    <style:style style:name="T224" style:family="text">
      <style:text-properties style:text-position="sub 58%" style:font-name="標楷體1" officeooo:rsid="4c456c42" style:font-name-asian="標楷體1"/>
    </style:style>
    <style:style style:name="T225" style:family="text">
      <style:text-properties style:text-position="sub 58%" style:font-name="標楷體1" officeooo:rsid="4c5bfa0d" style:font-name-asian="標楷體1"/>
    </style:style>
    <style:style style:name="T226" style:family="text">
      <style:text-properties style:text-position="sub 58%" style:font-name="標楷體1" officeooo:rsid="4c62496f" style:font-name-asian="標楷體1"/>
    </style:style>
    <style:style style:name="T227" style:family="text">
      <style:text-properties style:text-position="sub 58%" style:font-name="標楷體1" officeooo:rsid="4c631a53" style:font-name-asian="標楷體1"/>
    </style:style>
    <style:style style:name="T228" style:family="text">
      <style:text-properties style:text-position="sub 58%" style:font-name="標楷體1" officeooo:rsid="4c63c2ca" style:font-name-asian="標楷體1"/>
    </style:style>
    <style:style style:name="T229" style:family="text">
      <style:text-properties style:text-position="sub 58%" style:font-name="標楷體1" officeooo:rsid="4c64e522" style:font-name-asian="標楷體1"/>
    </style:style>
    <style:style style:name="T230" style:family="text">
      <style:text-properties style:text-position="sub 58%" style:font-name="標楷體1" officeooo:rsid="50ddc733" style:font-name-asian="標楷體1"/>
    </style:style>
    <style:style style:name="T231" style:family="text">
      <style:text-properties style:text-position="sub 58%" style:font-name="標楷體1" officeooo:rsid="51787ddb" style:font-name-asian="標楷體1"/>
    </style:style>
    <style:style style:name="T232" style:family="text">
      <style:text-properties style:text-position="sub 58%" style:font-name="標楷體1" officeooo:rsid="517a5ab2" style:font-name-asian="標楷體1"/>
    </style:style>
    <style:style style:name="T233" style:family="text">
      <style:text-properties style:text-position="sub 58%" style:font-name="標楷體1" officeooo:rsid="4c0d8ac8"/>
    </style:style>
    <style:style style:name="T234" style:family="text">
      <style:text-properties style:text-position="sub 58%" style:font-name="標楷體1" officeooo:rsid="4c3fda5c"/>
    </style:style>
    <style:style style:name="T235" style:family="text">
      <style:text-properties style:text-position="sub 58%" style:font-name="標楷體1" style:text-underline-style="solid" style:text-underline-width="auto" style:text-underline-color="font-color" officeooo:rsid="4bf43781" style:font-name-asian="標楷體1"/>
    </style:style>
    <style:style style:name="T236" style:family="text">
      <style:text-properties style:text-position="sub 58%" style:font-name="標楷體1" officeooo:rsid="5104d254"/>
    </style:style>
    <style:style style:name="T237" style:family="text">
      <style:text-properties style:text-position="sub 58%" style:font-name="標楷體1" officeooo:rsid="510778ee"/>
    </style:style>
    <style:style style:name="T238" style:family="text">
      <style:text-properties officeooo:rsid="4baf6da7"/>
    </style:style>
    <style:style style:name="T239" style:family="text">
      <style:text-properties fo:color="#1c1c1c"/>
    </style:style>
    <style:style style:name="T240" style:family="text">
      <style:text-properties fo:color="#1c1c1c" style:font-name="標楷體1"/>
    </style:style>
    <style:style style:name="T241" style:family="text">
      <style:text-properties fo:color="#1c1c1c" style:font-name="標楷體1" officeooo:rsid="4baa3d38"/>
    </style:style>
    <style:style style:name="T242" style:family="text">
      <style:text-properties fo:color="#1c1c1c" style:font-name="標楷體1" officeooo:rsid="4ba56d92"/>
    </style:style>
    <style:style style:name="T243" style:family="text">
      <style:text-properties fo:color="#1c1c1c" style:font-name="標楷體1" officeooo:rsid="4baf6da7"/>
    </style:style>
    <style:style style:name="T244" style:family="text">
      <style:text-properties fo:color="#1c1c1c" style:font-name="標楷體1" officeooo:rsid="4bb4c830"/>
    </style:style>
    <style:style style:name="T245" style:family="text">
      <style:text-properties fo:color="#1c1c1c" officeooo:rsid="4ba56d92"/>
    </style:style>
    <style:style style:name="T246" style:family="text">
      <style:text-properties fo:color="#1c1c1c" style:text-position="super 58%" style:font-name="標楷體1" officeooo:rsid="4bb4c830"/>
    </style:style>
    <style:style style:name="T247" style:family="text">
      <style:text-properties officeooo:rsid="4bbfd365"/>
    </style:style>
    <style:style style:name="T248" style:family="text">
      <style:text-properties officeooo:rsid="4bc2cf6c"/>
    </style:style>
    <style:style style:name="T249" style:family="text">
      <style:text-properties officeooo:rsid="4bc691fc"/>
    </style:style>
    <style:style style:name="T250" style:family="text">
      <style:text-properties officeooo:rsid="4b4ad8aa"/>
    </style:style>
    <style:style style:name="T251" style:family="text">
      <style:text-properties officeooo:rsid="4bef50f2"/>
    </style:style>
    <style:style style:name="T252" style:family="text">
      <style:text-properties officeooo:rsid="4bf5e3e3"/>
    </style:style>
    <style:style style:name="T253" style:family="text">
      <style:text-properties officeooo:rsid="4c049a0e"/>
    </style:style>
    <style:style style:name="T254" style:family="text">
      <style:text-properties officeooo:rsid="4c7cc251"/>
    </style:style>
    <style:style style:name="T255" style:family="text">
      <style:text-properties officeooo:rsid="4c8d8fa4"/>
    </style:style>
    <style:style style:name="T256" style:family="text">
      <style:text-properties officeooo:rsid="4c991ddd"/>
    </style:style>
    <style:style style:name="T257" style:family="text">
      <style:text-properties officeooo:rsid="4cab639c"/>
    </style:style>
    <style:style style:name="T258" style:family="text">
      <style:text-properties officeooo:rsid="4cb14fac"/>
    </style:style>
    <style:style style:name="T259" style:family="text">
      <style:text-properties officeooo:rsid="4cc38040"/>
    </style:style>
    <style:style style:name="T260" style:family="text">
      <style:text-properties officeooo:rsid="4cdae852"/>
    </style:style>
    <style:style style:name="T261" style:family="text">
      <style:text-properties fo:color="#808080"/>
    </style:style>
    <style:style style:name="T262" style:family="text">
      <style:text-properties officeooo:rsid="4cff6225"/>
    </style:style>
    <style:style style:name="T263" style:family="text">
      <style:text-properties officeooo:rsid="4d3c2f4e"/>
    </style:style>
    <style:style style:name="T264" style:family="text">
      <style:text-properties officeooo:rsid="4d4642f1"/>
    </style:style>
    <style:style style:name="T265" style:family="text">
      <style:text-properties officeooo:rsid="4dabc75d"/>
    </style:style>
    <style:style style:name="T266" style:family="text">
      <style:text-properties officeooo:rsid="4dae5276"/>
    </style:style>
    <style:style style:name="T267" style:family="text">
      <style:text-properties officeooo:rsid="4e42f534"/>
    </style:style>
    <style:style style:name="T268" style:family="text">
      <style:text-properties officeooo:rsid="4e44c953"/>
    </style:style>
    <style:style style:name="T269" style:family="text">
      <style:text-properties officeooo:rsid="4e7a888a"/>
    </style:style>
    <style:style style:name="T270" style:family="text">
      <style:text-properties officeooo:rsid="4e8057a1"/>
    </style:style>
    <style:style style:name="T271" style:family="text">
      <style:text-properties officeooo:rsid="4e936760"/>
    </style:style>
    <style:style style:name="T272" style:family="text">
      <style:text-properties officeooo:rsid="4eea40e9"/>
    </style:style>
    <style:style style:name="T273" style:family="text">
      <style:text-properties fo:color="#010101" style:font-name="標楷體1"/>
    </style:style>
    <style:style style:name="T274" style:family="text">
      <style:text-properties fo:color="#010101" style:font-name="標楷體1" officeooo:rsid="50434568"/>
    </style:style>
    <style:style style:name="T275" style:family="text">
      <style:text-properties fo:color="#010101" style:font-name="標楷體1" fo:font-size="14pt" style:font-name-asian="標楷體1" style:font-size-asian="14pt" style:font-size-complex="14pt"/>
    </style:style>
    <style:style style:name="T276" style:family="text">
      <style:text-properties fo:color="#010101" style:font-name="標楷體1" fo:font-size="13pt" style:font-name-asian="標楷體1" style:font-size-asian="13pt" style:font-size-complex="13pt"/>
    </style:style>
    <style:style style:name="T277" style:family="text">
      <style:text-properties fo:color="#010101" style:font-name="標楷體1" officeooo:rsid="51838ccc" style:font-name-asian="標楷體1"/>
    </style:style>
    <style:style style:name="T278" style:family="text">
      <style:text-properties officeooo:rsid="506fec43"/>
    </style:style>
    <style:style style:name="T279" style:family="text">
      <style:text-properties style:font-name="標楷體" officeooo:rsid="5075524e"/>
    </style:style>
    <style:style style:name="T280" style:family="text">
      <style:text-properties officeooo:rsid="50a589e9"/>
    </style:style>
    <style:style style:name="T281" style:family="text">
      <style:text-properties officeooo:rsid="50ddc733"/>
    </style:style>
    <style:style style:name="T282" style:family="text">
      <style:text-properties officeooo:rsid="50fcefaf"/>
    </style:style>
    <style:style style:name="T283" style:family="text">
      <style:text-properties officeooo:rsid="51838c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93788522" text:style-name="L1">
        <text:list-item>
          <text:p text:style-name="P1"><text:bookmark-start text:name="宏觀世界、古典世界、微觀世界"/>宏觀世界、古典世界、微觀世界<text:bookmark-end text:name="宏觀世界、古典世界、微觀世界"/></text:p>
          <text:list>
            <text:list-item>
              <text:p text:style-name="P1">宏觀世界、古典世界、微觀世界<text:span text:style-name="T192"> </text:span><text:span text:style-name="T160">↔</text:span><text:span text:style-name="T193"> 宏觀</text:span>尺度的世界、古典尺度的世界、微觀尺度的世界。</text:p>
              <text:list>
                <text:list-item>
                  <text:p text:style-name="P1">抽象例子，分形。</text:p>
                </text:list-item>
              </text:list>
            </text:list-item>
            <text:list-item>
              <text:p text:style-name="P2">宏觀世界、古典世界、微觀世界 是 同一個世界。</text:p>
              <text:list>
                <text:list-item>
                  <text:p text:style-name="P3">宏觀世界、古典世界、微觀世界 是 差別只在（觀測者、被觀測者 之間的）尺度（差）。</text:p>
                </text:list-item>
                <text:list-item>
                  <text:p text:style-name="P4">明顯例子，假定，體型，某一特定個體、鳥類 相近。</text:p>
                  <text:list>
                    <text:list-item>
                      <text:p text:style-name="P4">假定，該個體 認定，自己 是 古典個體、古典世界的個體、古典尺度的個體。</text:p>
                    </text:list-item>
                    <text:list-item>
                      <text:p text:style-name="P5">該個體 有機率認定，星系 是 宏觀世界的個體。</text:p>
                    </text:list-item>
                    <text:list-item>
                      <text:p text:style-name="P6">該個體 有機率認定，汽車 是 古典世界的個體。</text:p>
                    </text:list-item>
                    <text:list-item>
                      <text:p text:style-name="P6">該個體 有機率認定，電子 是 微觀世界的個體。</text:p>
                    </text:list-item>
                    <text:list-item>
                      <text:p text:style-name="P7">該個體、星系、汽車、電子 是 同一個世界的 個體。</text:p>
                    </text:list-item>
                    <text:list-item>
                      <text:p text:style-name="P7">差別只在（該個體、星系、汽車、電子 之間的）尺度（差）。</text:p>
                      <text:list>
                        <text:list-item>
                          <text:p text:style-name="P8">以 該個體 為 座標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明顯例子。</text:p>
              <text:list>
                <text:list-item>
                  <text:p text:style-name="P9">對於（生存、生活 在 宏觀世界的）宏觀（尺度）個體 來說。</text:p>
                  <text:list>
                    <text:list-item>
                      <text:p text:style-name="P10">古典尺度的世界 是 微觀世界。</text:p>
                    </text:list-item>
                    <text:list-item>
                      <text:p text:style-name="P10">微觀尺度的世界 是 <text:span text:style-name="T22">(</text:span><text:span text:style-name="T21">微觀世界</text:span><text:span text:style-name="T22">)</text:span><text:span text:style-name="T2">2</text:span>。</text:p>
                    </text:list-item>
                  </text:list>
                </text:list-item>
                <text:list-item>
                  <text:p text:style-name="P9">對於（生存、生活 在 古典世界的）古典（尺度）個體 來說。</text:p>
                  <text:list>
                    <text:list-item>
                      <text:p text:style-name="P1">宏觀尺度的世界 是 宏觀世界。</text:p>
                    </text:list-item>
                    <text:list-item>
                      <text:p text:style-name="P11">微觀尺度的世界 是 微觀世界。</text:p>
                    </text:list-item>
                  </text:list>
                </text:list-item>
                <text:list-item>
                  <text:p text:style-name="P9">對於（生存、生活 在 微觀世界的）微觀（尺度）個體 來說。</text:p>
                  <text:list>
                    <text:list-item>
                      <text:p text:style-name="P11">宏觀尺度的世界 是 <text:span text:style-name="T22">(</text:span>宏觀<text:span text:style-name="T21">世界</text:span><text:span text:style-name="T22">)</text:span><text:span text:style-name="T2">2</text:span>。</text:p>
                    </text:list-item>
                    <text:list-item>
                      <text:p text:style-name="P11">古典尺度的世界 是 宏觀世界。</text:p>
                    </text:list-item>
                  </text:list>
                </text:list-item>
              </text:list>
            </text:list-item>
            <text:list-item>
              <text:p text:style-name="P9">明顯例子，對於 古典個體 來說。</text:p>
              <text:list>
                <text:list-item>
                  <text:p text:style-name="P12">對於 古典個體 來說。</text:p>
                  <text:list>
                    <text:list-item>
                      <text:p text:style-name="P9">某一特定個體的 存在 越太大，該個體 越是 宏觀個體。</text:p>
                      <text:list>
                        <text:list-item>
                          <text:p text:style-name="P13">明顯例子，星系、（距離越太接近的）個體。</text:p>
                        </text:list-item>
                      </text:list>
                    </text:list-item>
                    <text:list-item>
                      <text:p text:style-name="P14">某一特定個體的 存在 越適當，該個體 越是 古典個體。</text:p>
                      <text:list>
                        <text:list-item>
                          <text:p text:style-name="P13">明顯例子，汽車、（距離越太適當的）個體。</text:p>
                        </text:list-item>
                      </text:list>
                    </text:list-item>
                    <text:list-item>
                      <text:p text:style-name="P14">某一特定個體的 存在 越太小，該個體 越是 微觀個體。</text:p>
                      <text:list>
                        <text:list-item>
                          <text:p text:style-name="P14">明顯例子，電子、（距離越太遙遠的）個體。</text:p>
                          <text:list>
                            <text:list-item>
                              <text:p text:style-name="P14">距離 是 古典個體、該個體 之間的 距離。</text:p>
                            </text:list-item>
                          </text:list>
                        </text:list-item>
                        <text:list-item>
                          <text:p text:style-name="P14">存在的 大小 相依於 觀測者的 感測靈敏度、感測解析度、感測的上下限範圍。</text:p>
                          <text:list>
                            <text:list-item>
                              <text:p text:style-name="P14">抽象例子，對於 綠光 來說。</text:p>
                              <text:list>
                                <text:list-item>
                                  <text:p text:style-name="P15">紅外光 <text:span text:style-name="T168">↔</text:span><text:span text:style-name="T278">（宏觀個體）</text:span><text:span text:style-name="T18">n</text:span>。</text:p>
                                </text:list-item>
                                <text:list-item>
                                  <text:p text:style-name="P14">紅光 <text:span text:style-name="T168">↔</text:span><text:span text:style-name="T278"> 宏觀個體</text:span>。</text:p>
                                </text:list-item>
                                <text:list-item>
                                  <text:p text:style-name="P16">綠光 <text:span text:style-name="T168">↔</text:span><text:span text:style-name="T278"> 古典個體</text:span>。</text:p>
                                </text:list-item>
                                <text:list-item>
                                  <text:p text:style-name="P15">紫光 <text:span text:style-name="T168">↔</text:span><text:span text:style-name="T278"> 微觀個體</text:span>。</text:p>
                                </text:list-item>
                                <text:list-item>
                                  <text:p text:style-name="P15">紫外光 <text:span text:style-name="T168">↔</text:span><text:span text:style-name="T278">（微觀個體）</text:span><text:span text:style-name="T18">n</text:span>。</text:p>
                                </text:list-item>
                                <text:list-item>
                                  <text:p text:style-name="P17">距離越太近的 光 <text:span text:style-name="T168">↔</text:span><text:span text:style-name="T278"> 越是宏觀尺度的 個體</text:span>。</text:p>
                                  <text:list>
                                    <text:list-item>
                                      <text:p text:style-name="P17">越太近 不代表 看得到、感測得到、宏觀尺度。</text:p>
                                      <text:list>
                                        <text:list-item>
                                          <text:p text:style-name="P18">明顯例子，有機率（仍然）看不到，距離移動到無限趨近於零的 電子。</text:p>
                                        </text:list-item>
                                        <text:list-item>
                                          <text:p text:style-name="P17">明顯例子，有機率（仍然）看不到<text:span text:style-name="T20">(</text:span>從<text:span text:style-name="T279">γ光紅移到紫外光的)(紫外)光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">越太近 有機率是<text:span text:style-name="T21">（從 (微觀尺度)</text:span><text:span text:style-name="T7">2</text:span><text:span text:style-name="T85"> </text:span><text:span text:style-name="T21">→ 微觀尺度）、(仍然)</text:span>不是宏觀尺度。</text:p>
                                    </text:list-item>
                                  </text:list>
                                </text:list-item>
                                <text:list-item>
                                  <text:p text:style-name="P20">距離越適當的 光 <text:span text:style-name="T168">↔</text:span><text:span text:style-name="T278"> 越是古典尺度的 個體</text:span>。</text:p>
                                </text:list-item>
                                <text:list-item>
                                  <text:p text:style-name="P20">距離越太遠的 光 <text:span text:style-name="T168">↔</text:span><text:span text:style-name="T278"> 越是微觀尺度的 個體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對於 古典個體 來說。</text:p>
                  <text:list>
                    <text:list-item>
                      <text:p text:style-name="P12">某一特定個體的 變化 越太大，該個體 越難以 瞭解、預測、控制。</text:p>
                      <text:list>
                        <text:list-item>
                          <text:p text:style-name="P12">明顯例子，<text:span text:style-name="T20">N</text:span>體運動、電子運動。<text:span text:style-name="T273">{N </text:span><text:span text:style-name="T274">&gt; 2</text:span><text:span text:style-name="T273">}</text:span></text:p>
                        </text:list-item>
                      </text:list>
                    </text:list-item>
                    <text:list-item>
                      <text:p text:style-name="P12">某一特定個體的 變化 越適當，該個體 越能夠 瞭解、預測、控制。</text:p>
                      <text:list>
                        <text:list-item>
                          <text:p text:style-name="P12">明顯例子，公轉運動、汽車運動。</text:p>
                        </text:list-item>
                      </text:list>
                    </text:list-item>
                    <text:list-item>
                      <text:p text:style-name="P14">某一特定個體的 變化 越太小，該個體 越容易 瞭解、預測、控制。</text:p>
                      <text:list>
                        <text:list-item>
                          <text:p text:style-name="P14">明顯例子，慣性運動、瀝青運動。</text:p>
                        </text:list-item>
                      </text:list>
                    </text:list-item>
                  </text:list>
                </text:list-item>
                <text:list-item>
                  <text:p text:style-name="P14">假定，某一特定個體的 存在、變化 不變。</text:p>
                  <text:list>
                    <text:list-item>
                      <text:p text:style-name="P14">對於 古典個體 來說，古典個體、該個體 距離 越太近，該個體的 尺度 越宏觀。</text:p>
                      <text:list>
                        <text:list-item>
                          <text:p text:style-name="P21">該個體的 存在、變化 越太大。</text:p>
                        </text:list-item>
                      </text:list>
                    </text:list-item>
                    <text:list-item>
                      <text:p text:style-name="P22">對於 古典個體 來說，古典個體、該個體 距離 越適中，該個體的 尺度 越古典。</text:p>
                      <text:list>
                        <text:list-item>
                          <text:p text:style-name="P21">該個體的 存在、變化 越適中。</text:p>
                        </text:list-item>
                      </text:list>
                    </text:list-item>
                    <text:list-item>
                      <text:p text:style-name="P22">對於 古典個體 來說，古典個體、該個體 距離 越太遠，該個體的 尺度 越微觀。</text:p>
                      <text:list>
                        <text:list-item>
                          <text:p text:style-name="P22">該個體的 存在、變化 越太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宏觀世界、古典世界、微觀世界 的 個體 有（自己 認定的）物理定律、化學反應、萬物法則。</text:p>
              <text:list>
                <text:list-item>
                  <text:p text:style-name="P24">宏觀世界、古典世界、微觀世界 的 個體 有（自己 認定的）學門、存在、變化、個體。</text:p>
                </text:list-item>
                <text:list-item>
                  <text:p text:style-name="P25">宏觀世界、古典世界、微觀世界 的 個體 有（自己認定的）內在物質、內部機制、外在環境。</text:p>
                </text:list-item>
                <text:list-item>
                  <text:p text:style-name="P26">明顯例子，宏觀個體 認定的 量子力學<text:span text:style-name="T192"> </text:span><text:span text:style-name="T160">↔</text:span><text:span text:style-name="T193"> 古典個體 認定的 物理定律、化學反應</text:span>。</text:p>
                  <text:list>
                    <text:list-item>
                      <text:p text:style-name="P27">宏觀個體 是（生存、生活 在）宏觀世界的（宏觀尺度）個體。</text:p>
                    </text:list-item>
                  </text:list>
                </text:list-item>
                <text:list-item>
                  <text:p text:style-name="P28">明顯例子，古典個體 認定的 量子力學<text:span text:style-name="T192"> </text:span><text:span text:style-name="T160">↔</text:span><text:span text:style-name="T193"> 微觀個體 認定的 物理定律、化學反應</text:span>。</text:p>
                </text:list-item>
                <text:list-item>
                  <text:p text:style-name="P29">明顯例子，<text:span text:style-name="T193">微觀個體 認定的 多個宇宙 </text:span><text:span text:style-name="T160">↔</text:span><text:span text:style-name="T193"> </text:span>古典個體 認定的 氫原子。</text:p>
                  <text:list>
                    <text:list-item>
                      <text:p text:style-name="P28"><text:span text:style-name="T193">氫原子 </text:span><text:span text:style-name="T160">↔</text:span><text:span text:style-name="T193">（古典尺度的）多個粒子</text:span>。</text:p>
                      <text:list>
                        <text:list-item>
                          <text:p text:style-name="P370">（相關描述在 <text:span text:style-name="T187">世界學</text:span> 文件群的 <text:span text:style-name="T187">波、粒子</text:span> <text:span text:style-name="T194">的 </text:span><text:span text:style-name="T187">假定，某一特定個體 擁有 粒子群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30">明顯例子，<text:span text:style-name="T193">微觀個體 認定的 多個宇宙組成的大宇宙 </text:span><text:span text:style-name="T160">↔</text:span><text:span text:style-name="T193"> </text:span>古典個體 認定的 力。</text:p>
                  <text:list>
                    <text:list-item>
                      <text:p text:style-name="P29"><text:span text:style-name="T193">力 </text:span><text:span text:style-name="T160">↔</text:span><text:span text:style-name="T193">（古典尺度的）波</text:span>。</text:p>
                    </text:list-item>
                    <text:list-item>
                      <text:p text:style-name="P31"><text:span text:style-name="T193">（微觀尺度）大宇宙 分裂成 多個宇宙 </text:span><text:span text:style-name="T160">↔</text:span><text:span text:style-name="T193">（古典尺度）</text:span>核分裂。</text:p>
                    </text:list-item>
                    <text:list-item>
                      <text:p text:style-name="P31"><text:span text:style-name="T193">（微觀尺度）多個宇宙 融合成 大宇宙 </text:span><text:span text:style-name="T160">↔</text:span><text:span text:style-name="T193">（古典尺度）</text:span>核融合。</text:p>
                      <text:list>
                        <text:list-item>
                          <text:p text:style-name="P32">對於 生存、生活 在 某一特定宇宙的 個體 來說，該融合 是 宇宙級別的 融合。</text:p>
                        </text:list-item>
                        <text:list-item>
                          <text:p text:style-name="P33"><text:span text:style-name="T193">（古典尺度）</text:span>核融合 是（人類 認定的）核融合。</text:p>
                        </text:list-item>
                      </text:list>
                    </text:list-item>
                  </text:list>
                </text:list-item>
                <text:list-item>
                  <text:p text:style-name="P34">明顯例子，<text:span text:style-name="T193">微觀個體 認定的 宇宙 </text:span><text:span text:style-name="T160">↔</text:span><text:span text:style-name="T193"> </text:span>古典個體 認定的 光、電子。</text:p>
                  <text:list>
                    <text:list-item>
                      <text:p text:style-name="P187"><text:span text:style-name="T193">微觀個體 認定的 宇宙之外的 世界、其他個體 </text:span><text:span text:style-name="T160">↔</text:span><text:span text:style-name="T193"> 古典個體 認定的 光之外的 其他個體</text:span>。</text:p>
                    </text:list-item>
                    <text:list-item>
                      <text:p text:style-name="P35">光、電子<text:span text:style-name="T193"> </text:span><text:span text:style-name="T160">↔</text:span><text:span text:style-name="T193">（古典尺度的）一個</text:span>粒子。</text:p>
                    </text:list-item>
                  </text:list>
                </text:list-item>
              </text:list>
            </text:list-item>
            <text:list-item>
              <text:p text:style-name="P188"><text:span text:style-name="T191">某一特定古典個體 有機率 設計、制造、使用 某一特定宏觀個體</text:span>。</text:p>
            </text:list-item>
            <text:list-item>
              <text:p text:style-name="P29">某一特定古典個體 有機率 設計、制造、使用 某一特定微觀個體。</text:p>
              <text:list>
                <text:list-item>
                  <text:p text:style-name="P29">該微觀個體 有機率認定，該古典個體 是 神、造物主、創世神、建造者、設計者、製造者。</text:p>
                  <text:list>
                    <text:list-item>
                      <text:p text:style-name="P29">該古典個體 有機率認定，該微觀個體 沒有 生命<text:span text:style-name="T195">、文明</text:span>。</text:p>
                    </text:list-item>
                    <text:list-item>
                      <text:p text:style-name="P29">該古典個體 有機率認定，該微觀個體 有 生命<text:span text:style-name="T195">、文明</text:span>。</text:p>
                      <text:list>
                        <text:list-item>
                          <text:p text:style-name="P36">該古典個體 有機率認定，該微觀個體 是 生命<text:span text:style-name="T195">、文明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9">該古典個體 讓 該微觀個體（自然而然、理所當然）生存、生活 在 微觀世界。</text:p>
                  <text:list>
                    <text:list-item>
                      <text:p text:style-name="P37">該微觀個體 <text:span text:style-name="T195">記錄、好奇、探索 微觀世界（本身）</text:span>。</text:p>
                      <text:list>
                        <text:list-item>
                          <text:p text:style-name="P37">該微觀個體 <text:span text:style-name="T195">記錄、好奇、探索 微觀世界的 物理定律、化學反應、萬物法則</text:span>。</text:p>
                        </text:list-item>
                        <text:list-item>
                          <text:p text:style-name="P38">該微觀個體 <text:span text:style-name="T195">記錄、好奇、探索 微觀世界的 存在、變化</text:span>、生命<text:span text:style-name="T195">、文明、學門、個體</text:span>。</text:p>
                        </text:list-item>
                      </text:list>
                    </text:list-item>
                    <text:list-item>
                      <text:p text:style-name="P39">該古典個體 觀測 該微觀個體，<text:span text:style-name="T195">記錄、好奇、探索</text:span> 微觀世界。</text:p>
                      <text:list>
                        <text:list-item>
                          <text:p text:style-name="P40">該微觀個體 有機率 設計、制造、使用 更微小的微觀個體。</text:p>
                          <text:list>
                            <text:list-item>
                              <text:p text:style-name="P40">更微小的微觀個體 <text:span text:style-name="T195">記錄、好奇、探索</text:span> 更微小的微觀世界。</text:p>
                            </text:list-item>
                            <text:list-item>
                              <text:p text:style-name="P40">該微觀個體 觀測 更微小的微觀個體，<text:span text:style-name="T195">記錄、好奇、探索</text:span> 更微小的微觀世界。</text:p>
                            </text:list-item>
                            <text:list-item>
                              <text:p text:style-name="P41">該古典個體 觀測 該微觀個體（本身），<text:span text:style-name="T195">記錄、好奇、探索</text:span> 微觀世界。</text:p>
                            </text:list-item>
                            <text:list-item>
                              <text:p text:style-name="P41">該古典個體 觀測 該微觀個體的 <text:span text:style-name="T195">記錄、好奇、探索，記錄、好奇</text:span> 微觀世界。</text:p>
                            </text:list-item>
                            <text:list-item>
                              <text:p text:style-name="P42">該古典個體 觀測 該微觀個體的 <text:span text:style-name="T195">記錄、好奇、探索，記錄</text:span> 更微小的微觀世界。</text:p>
                            </text:list-item>
                            <text:list-item>
                              <text:p text:style-name="P43">抽象例子<text:span text:style-name="T21">。</text:span></text:p>
                              <text:list>
                                <text:list-item>
                                  <text:p text:style-name="P43"><text:span text:style-name="T25">1公尺</text:span><text:span text:style-name="T23">的個體 觀測、記錄 </text:span><text:span text:style-name="T25">0.1公尺</text:span><text:span text:style-name="T196">的</text:span><text:span text:style-name="T23">個體、</text:span><text:span text:style-name="T25">0.1公尺</text:span><text:span text:style-name="T196">的</text:span><text:span text:style-name="T23">個體的記錄</text:span><text:span text:style-name="T196">。</text:span></text:p>
                                  <text:list>
                                    <text:list-item>
                                      <text:p text:style-name="P44"><text:span text:style-name="T23">1</text:span><text:span text:style-name="T25">公尺</text:span><text:span text:style-name="T23">的個體 有機率看不到 </text:span><text:span text:style-name="T25">0.1公尺</text:span><text:span text:style-name="T196">的</text:span><text:span text:style-name="T23">個體的 文字。</text:span></text:p>
                                    </text:list-item>
                                    <text:list-item>
                                      <text:p text:style-name="P44"><text:span text:style-name="T23">1</text:span><text:span text:style-name="T25">公尺</text:span><text:span text:style-name="T23">的個體 有機率聽不到 </text:span><text:span text:style-name="T25">0.1公尺</text:span><text:span text:style-name="T196">的</text:span><text:span text:style-name="T23">個體的 聲音</text:span><text:span text:style-name="T25">。</text:span></text:p>
                                    </text:list-item>
                                    <text:list-item>
                                      <text:p text:style-name="P194"><text:span text:style-name="T23">1公尺的個體 有機率讓 </text:span><text:span text:style-name="T21">0.1公尺的個體的 </text:span><text:span text:style-name="T27">肉體、意識</text:span><text:span text:style-name="T21"> 發射 物質、能量。</text:span></text:p>
                                      <text:list>
                                        <text:list-item>
                                          <text:p text:style-name="P366">肉體、意識 發射 物質、能量 的 明顯例子，大腦 發射 電磁波。</text:p>
                                        </text:list-item>
                                        <text:list-item>
                                          <text:p text:style-name="P195"><text:span text:style-name="T23">1公尺的個體 有機率接收 該電磁波，</text:span><text:span text:style-name="T28">記錄</text:span><text:span text:style-name="T23"> </text:span><text:span text:style-name="T25">0.1公尺</text:span><text:span text:style-name="T196">的</text:span><text:span text:style-name="T23">個體。</text:span></text:p>
                                        </text:list-item>
                                        <text:list-item>
                                          <text:p text:style-name="P194"><text:span text:style-name="T95">1公尺的個體 有機率接收 該電磁波，記錄 </text:span><text:span text:style-name="T96">0.1公尺</text:span><text:span text:style-name="T196">的</text:span><text:span text:style-name="T95">個體的 記錄</text:span><text:span text:style-name="T191">。</text:span></text:p>
                                        </text:list-item>
                                        <text:list-item>
                                          <text:p text:style-name="P196"><text:span text:style-name="T20">0.1公尺的個體</text:span><text:span text:style-name="T95"> 有機率接收，1公尺的個體 發射</text:span><text:span text:style-name="T196">的</text:span><text:span text:style-name="T95"> 電磁波。</text:span></text:p>
                                        </text:list-item>
                                        <text:list-item>
                                          <text:p text:style-name="P196"><text:span text:style-name="T95">1公尺的個體、</text:span><text:span text:style-name="T20">0.1公尺的個體</text:span><text:span text:style-name="T95"> 有機率藉由 電磁波 </text:span><text:span text:style-name="T191">交互作用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5"><text:span text:style-name="T25">0.1公尺</text:span><text:span text:style-name="T23">的個體 觀測、記錄 </text:span><text:span text:style-name="T25">0.01公尺</text:span><text:span text:style-name="T196">的</text:span><text:span text:style-name="T23">個體、</text:span><text:span text:style-name="T25">0.</text:span><text:span text:style-name="T26">0</text:span><text:span text:style-name="T25">1公尺</text:span><text:span text:style-name="T196">的</text:span><text:span text:style-name="T23">個體的記錄</text:span>。</text:p>
                                </text:list-item>
                                <text:list-item>
                                  <text:p text:style-name="P45"><text:span text:style-name="T25">0.0</text:span><text:span text:style-name="T23">1</text:span><text:span text:style-name="T25">公尺</text:span><text:span text:style-name="T23">的個體 觀測、記錄 </text:span><text:span text:style-name="T24">0.</text:span><text:span text:style-name="T25">00</text:span><text:span text:style-name="T24">1</text:span><text:span text:style-name="T25">公尺</text:span><text:span text:style-name="T196">的</text:span><text:span text:style-name="T23">個體、</text:span><text:span text:style-name="T25">0.</text:span><text:span text:style-name="T26">00</text:span><text:span text:style-name="T25">1公尺</text:span><text:span text:style-name="T196">的</text:span><text:span text:style-name="T23">個體的記錄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8">該古典個體 有機率無法直接觀測 微觀世界。</text:p>
                          <text:list>
                            <text:list-item>
                              <text:p text:style-name="P46">該古典個體 有機率無法直接觀測，微觀世界的 存在、變化。</text:p>
                            </text:list-item>
                            <text:list-item>
                              <text:p text:style-name="P40">該古典個體 有機率無法直接觀測，更微小的微觀個體的 存在、變化。</text:p>
                            </text:list-item>
                            <text:list-item>
                              <text:p text:style-name="P47">該古典個體 有機率無法直接觀測，更微小的微觀世界的 存在、變化。</text:p>
                            </text:list-item>
                          </text:list>
                        </text:list-item>
                        <text:list-item>
                          <text:p text:style-name="P48">該古典個體 有機率能夠直接 觀測、記錄 該微觀個體。</text:p>
                          <text:list>
                            <text:list-item>
                              <text:p text:style-name="P47">該古典個體 有機率能夠直接 觀測、記錄，該微觀個體的 存在、變化。</text:p>
                            </text:list-item>
                            <text:list-item>
                              <text:p text:style-name="P49">該古典個體 有機率能夠直接 觀測、記錄，該微觀個體的 <text:span text:style-name="T195">記錄、好奇、探索</text:span>。</text:p>
                              <text:list>
                                <text:list-item>
                                  <text:p text:style-name="P50">該古典個體 有機率能夠間接 觀測、記錄 微觀世界。</text:p>
                                </text:list-item>
                                <text:list-item>
                                  <text:p text:style-name="P47">該微觀個體 有機率無法直接觀測，更微小的微觀世界的 存在、變化。</text:p>
                                </text:list-item>
                                <text:list-item>
                                  <text:p text:style-name="P47">該微觀個體 有機率能夠<text:span text:style-name="T21">間接</text:span>觀測，更微小的微觀個體的 存在、變化。</text:p>
                                  <text:list>
                                    <text:list-item>
                                      <text:p text:style-name="P51">該古典個體 有機率能夠直接觀測，該微觀個體的 <text:span text:style-name="T195">記錄、好奇、探索</text:span>。</text:p>
                                    </text:list-item>
                                    <text:list-item>
                                      <text:p text:style-name="P52">該古典個體 有機率能夠間接觀測 更微小的微觀個體。</text:p>
                                      <text:list>
                                        <text:list-item>
                                          <text:p text:style-name="P51">該古典個體 有機率能夠間接觀測，更微小的微觀個體的 <text:span text:style-name="T195">記錄、好奇</text:span>。</text:p>
                                        </text:list-item>
                                        <text:list-item>
                                          <text:p text:style-name="P53">該古典個體 有機率能夠<text:span text:style-name="T21">(間接)</text:span><text:span text:style-name="T3">2</text:span>觀測 更微小的微觀世界。</text:p>
                                        </text:list-item>
                                        <text:list-item>
                                          <text:p text:style-name="P54">該古典個體 有機率能夠<text:span text:style-name="T20">(間接)</text:span><text:span text:style-name="T13">2</text:span>觀測（<text:span text:style-name="T20">微觀世界</text:span>）<text:span text:style-name="T14">2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9"><text:span text:style-name="T191">某一特定古典個體 有機率 設計、制造、使用 某一特定個體</text:span>。</text:p>
              <text:list>
                <text:list-item>
                  <text:p text:style-name="P189">明顯例子，該古典個體、該<text:span text:style-name="T191">個體 宗疊</text:span>。</text:p>
                  <text:list>
                    <text:list-item>
                      <text:p text:style-name="P190"><text:span text:style-name="T191">該古典個體 有機率無法直接觀測 宗疊世界</text:span>。</text:p>
                    </text:list-item>
                    <text:list-item>
                      <text:p text:style-name="P190"><text:span text:style-name="T191">該古典個體 有機率能夠直接觀測 該個體</text:span>。</text:p>
                      <text:list>
                        <text:list-item>
                          <text:p text:style-name="P191">明顯例子，無人潛水艇。</text:p>
                          <text:list>
                            <text:list-item>
                              <text:p text:style-name="P191">海面上的個體 <text:span text:style-name="T161">↔</text:span><text:span text:style-name="T199"> 該古典個體</text:span>。</text:p>
                            </text:list-item>
                            <text:list-item>
                              <text:p text:style-name="P191">海面下的無人潛水艇 <text:span text:style-name="T161">↔</text:span><text:span text:style-name="T199"> 該個體</text:span>。</text:p>
                            </text:list-item>
                            <text:list-item>
                              <text:p text:style-name="P192">有線通訊、無線通訊 <text:span text:style-name="T161">↔</text:span><text:span text:style-name="T199"> 該古典個體、該個體 感測、交互作用</text:span>。</text:p>
                            </text:list-item>
                          </text:list>
                        </text:list-item>
                        <text:list-item>
                          <text:p text:style-name="P192">抽象例子，亮光型<text:span text:style-name="T20">UFO</text:span>。</text:p>
                        </text:list-item>
                      </text:list>
                    </text:list-item>
                    <text:list-item>
                      <text:p text:style-name="P193">該個體 有機率是 宏觀尺度、古典尺度、微觀尺度 的 個體。</text:p>
                    </text:list-item>
                  </text:list>
                </text:list-item>
              </text:list>
            </text:list-item>
            <text:list-item>
              <text:p text:style-name="P55">明顯例子，假定，某一特定個體 觀看（混在一起的）紅色沙子、藍色沙子。</text:p>
              <text:list>
                <text:list-item>
                  <text:p text:style-name="P55">古典個體 觀測 <text:span text:style-name="T202">宏觀</text:span>個體，<text:span text:style-name="T202">宏觀</text:span>個體 越像 粒子、多個點、由多個個體組成。</text:p>
                  <text:list>
                    <text:list-item>
                      <text:p text:style-name="P56">明顯例子，人類 越太近距離觀測 樂高城堡，樂高城堡 越像 由多個樂高積木組成。</text:p>
                    </text:list-item>
                    <text:list-item>
                      <text:p text:style-name="P57">明顯例子，人類 使用 人造衛星，觀測 土星環。</text:p>
                    </text:list-item>
                  </text:list>
                </text:list-item>
                <text:list-item>
                  <text:p text:style-name="P55">古典個體 觀測 古典個體，古典個體 越像 波、一團物體。</text:p>
                  <text:list>
                    <text:list-item>
                      <text:p text:style-name="P56">明顯例子，人類 越適當距離觀測 樂高城堡，樂高城堡 越像 一團顏色、一個城堡圖案。</text:p>
                      <text:list>
                        <text:list-item>
                          <text:p text:style-name="P56">一團顏色 是 一團 清晰可見、模糊不清 的 顏色、圖案。</text:p>
                        </text:list-item>
                      </text:list>
                    </text:list-item>
                    <text:list-item>
                      <text:p text:style-name="P57">明顯例子，人類 使用 望遠鏡，觀測 土星環。</text:p>
                    </text:list-item>
                  </text:list>
                </text:list-item>
                <text:list-item>
                  <text:p text:style-name="P55">古典個體 觀測 微觀個體，微觀個體 越像 粒子、一個點。</text:p>
                  <text:list>
                    <text:list-item>
                      <text:p text:style-name="P56">明顯例子，人類 越太遠距離觀測 樂高城堡，樂高城堡 越像 一個顏色、一個點。</text:p>
                    </text:list-item>
                    <text:list-item>
                      <text:p text:style-name="P55">明顯例子，人類 使用 肉眼，觀測 土星環。</text:p>
                    </text:list-item>
                  </text:list>
                </text:list-item>
              </text:list>
            </text:list-item>
            <text:list-item>
              <text:p text:style-name="P55">明顯例子。</text:p>
              <text:list>
                <text:list-item>
                  <text:p text:style-name="P58">古典個體 觀測 存在越太大 的 <text:span text:style-name="T202">宏觀</text:span>個體，<text:span text:style-name="T202">宏觀</text:span>個體 越像 容易觀測、容易預測 的 個體。</text:p>
                  <text:list>
                    <text:list-item>
                      <text:p text:style-name="P59">明顯例子，月球、銀河。</text:p>
                    </text:list-item>
                  </text:list>
                </text:list-item>
                <text:list-item>
                  <text:p text:style-name="P60">古典個體 觀測 存在越適當 的古典個體，古典個體 越像 可以觀測、可以預測的 個體。</text:p>
                  <text:list>
                    <text:list-item>
                      <text:p text:style-name="P59">明顯例子，撞球、鳥群。</text:p>
                    </text:list-item>
                  </text:list>
                </text:list-item>
                <text:list-item>
                  <text:p text:style-name="P58">古典個體 觀測 存在越太小 的 微觀個體，微觀個體 越像 難以觀測、難以預測的 個體。</text:p>
                  <text:list>
                    <text:list-item>
                      <text:p text:style-name="P59">明顯例子，光、電子。</text:p>
                    </text:list-item>
                  </text:list>
                </text:list-item>
              </text:list>
            </text:list-item>
            <text:list-item>
              <text:p text:style-name="P61">已知，<text:span text:style-name="T197">尺度 越小</text:span>，時間、<text:span text:style-name="T195">變化 越快</text:span>。</text:p>
              <text:list>
                <text:list-item>
                  <text:p text:style-name="P371">（相關描述在 <text:span text:style-name="T187">世界學</text:span> 文件群的 <text:span text:style-name="T188">距離</text:span> <text:span text:style-name="T194">的 </text:span><text:span text:style-name="T189">思考速度、文明發展速度，第一個個體 有機率更快於 第二個個體</text:span>）</text:p>
                </text:list-item>
                <text:list-item>
                  <text:p text:style-name="P62"><text:span text:style-name="T195">變化 越快 是 </text:span>能夠 <text:span text:style-name="T195">變化的 </text:span>範圍 越大。</text:p>
                </text:list-item>
                <text:list-item>
                  <text:p text:style-name="P63">時間、<text:span text:style-name="T195">變化，</text:span>微<text:span text:style-name="T20">觀個體 &gt; 古典個體 &gt; </text:span><text:span text:style-name="T131">宏觀</text:span>個體。</text:p>
                </text:list-item>
              </text:list>
            </text:list-item>
            <text:list-item>
              <text:p text:style-name="P64">明顯例子。</text:p>
              <text:list>
                <text:list-item>
                  <text:p text:style-name="P65">古典個體 觀測 存在越太大 的 <text:span text:style-name="T202">宏觀</text:span>個體，<text:span text:style-name="T202">宏觀</text:span>個體 越像 多個（個體 組成的）個體。</text:p>
                  <text:list>
                    <text:list-item>
                      <text:p text:style-name="P66">明顯例子，世界工廠、全球化生產 大範圍生產、各地連綿不斷生產和組裝<text:span text:style-name="T250"> 的 生產數量</text:span>。</text:p>
                      <text:list>
                        <text:list-item>
                          <text:p text:style-name="P67">大範圍生產<text:span text:style-name="T250"> 的 明顯例子，（天文學 認定的）</text:span>各地的 星系公轉、空間、星雲塵埃。</text:p>
                        </text:list-item>
                      </text:list>
                    </text:list-item>
                  </text:list>
                </text:list-item>
                <text:list-item>
                  <text:p text:style-name="P68">古典個體 觀測 存在越適當 的古典個體，古典個體 越像 <text:span text:style-name="T250">連綿不斷</text:span>的 個體。</text:p>
                  <text:list>
                    <text:list-item>
                      <text:p text:style-name="P69">明顯例子，<text:span text:style-name="T250">汽車流水線 連續生產、連綿不斷生產的 的 生產數量</text:span>。</text:p>
                      <text:list>
                        <text:list-item>
                          <text:p text:style-name="P69"><text:span text:style-name="T250">連續生產 的 明顯例子，（古典力學 認定的）連續的 河水、力、彩虹</text:span>。</text:p>
                        </text:list-item>
                        <text:list-item>
                          <text:p text:style-name="P377">（相關描述在 <text:span text:style-name="T187">世界學</text:span> 文件群的 <text:span text:style-name="T187">平方</text:span> 的 <text:span text:style-name="T187">假定，</text:span><text:span text:style-name="T99">b</text:span><text:span text:style-name="T235">2</text:span><text:span text:style-name="T97"> 無限趨近於 </text:span><text:span text:style-name="T100">0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64">古典個體 觀測 存在越太小 的 微觀個體，微觀個體 越像 一份一份的 個體。</text:p>
                  <text:list>
                    <text:list-item>
                      <text:p text:style-name="P64">明顯例子，<text:span text:style-name="T250">麵包工坊、麵包烤箱 剛出爐、一次出爐、一批一批 的 麵包數量</text:span>。</text:p>
                      <text:list>
                        <text:list-item>
                          <text:p text:style-name="P70"><text:span text:style-name="T250">一批一批 的 明顯例子，（量子力學 認定的）一份一份的 量子、光、光譜線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明顯例子，<text:span text:style-name="T250">麵包工坊、麵包烤箱</text:span>。</text:p>
              <text:list>
                <text:list-item>
                  <text:p text:style-name="P71">古典個體 觀測 存在越太大 的 <text:span text:style-name="T202">宏觀</text:span>個體，<text:span text:style-name="T202">宏觀</text:span>個體 越像 多個（個體 組成的）個體。</text:p>
                  <text:list>
                    <text:list-item>
                      <text:p text:style-name="P72">明顯例子，古典個體 觀測，小麥發芽、麥穗豐滿、麥穗物流到麵粉工廠 <text:span text:style-name="T250">的 細節、過程</text:span>。</text:p>
                    </text:list-item>
                    <text:list-item>
                      <text:p text:style-name="P71">明顯例子，古典個體 觀測，麵粉工廠加工成麵粉、麵粉物流到麵包工坊 <text:span text:style-name="T250">的 細節、過程</text:span>。</text:p>
                    </text:list-item>
                    <text:list-item>
                      <text:p text:style-name="P73">明顯例子，古典個體 觀測，麵包工坊<text:span text:style-name="T250">的 每一個 麵粉 變成 麵團的 細節、過程</text:span>。</text:p>
                    </text:list-item>
                    <text:list-item>
                      <text:p text:style-name="P71">明顯例子，古典個體 觀測，麵包工坊<text:span text:style-name="T250">的 麵粉 烘烤成 麵包的 細節、過程</text:span>。</text:p>
                    </text:list-item>
                    <text:list-item>
                      <text:p text:style-name="P71">明顯例子，古典個體 觀測，麵包 散發出、飄散出 香味、粒子群 <text:span text:style-name="T250">的 細節、過程</text:span>。</text:p>
                      <text:list>
                        <text:list-item>
                          <text:p text:style-name="P74">古典個體 有機率認定，香<text:span text:style-name="T21">味(的濃度)</text:span>、粒子群 連綿不斷、變化緩慢、直流電型變化。</text:p>
                          <text:list>
                            <text:list-item>
                              <text:p text:style-name="P75">明顯例子，引力、太陽光 連綿不斷。</text:p>
                            </text:list-item>
                            <text:list-item>
                              <text:p text:style-name="P76">古典個體 有機率認定，香味<text:span text:style-name="T21">(的濃度)</text:span>有存在、變化很小、沒有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0">古典個體 觀測 存在越適當 的古典個體，古典個體 越像 <text:span text:style-name="T250">連綿不斷</text:span>的 個體。</text:p>
                  <text:list>
                    <text:list-item>
                      <text:p text:style-name="P77">明顯例子，古典個體 觀測，種子發芽、麥穗豐滿、麥穗物流到麵粉工廠 <text:span text:style-name="T250">的 過程</text:span>。</text:p>
                    </text:list-item>
                    <text:list-item>
                      <text:p text:style-name="P77">明顯例子，古典個體 觀測，麵包 散發出、飄散出 香味、粒子群 <text:span text:style-name="T250">的 過程</text:span>。</text:p>
                      <text:list>
                        <text:list-item>
                          <text:p text:style-name="P77">古典個體 有機率認定，香味<text:span text:style-name="T21">(的濃度)</text:span>、粒子群 波狀變化、變化快速、交流電型變化。</text:p>
                        </text:list-item>
                        <text:list-item>
                          <text:p text:style-name="P76">古典個體 有機率認定，香味<text:span text:style-name="T21">(的濃度)</text:span>有 濃淡變化。</text:p>
                        </text:list-item>
                      </text:list>
                    </text:list-item>
                  </text:list>
                </text:list-item>
                <text:list-item>
                  <text:p text:style-name="P70">古典個體 觀測 存在越太小 的 微觀個體，微觀個體 越像 一份一份的 個體。</text:p>
                  <text:list>
                    <text:list-item>
                      <text:p text:style-name="P78">明顯例子，古典個體 越無法觀測，麵包工坊<text:span text:style-name="T250">的 麵粉 烘烤成 麵包的 過程</text:span>。</text:p>
                    </text:list-item>
                    <text:list-item>
                      <text:p text:style-name="P79">明顯例子，古典個體 越（只能夠）觀測，麵包 散發出、飄散出 香味、粒子群 <text:span text:style-name="T250">的 出現</text:span>。</text:p>
                      <text:list>
                        <text:list-item>
                          <text:p text:style-name="P80">古典個體 有機率認定，香味<text:span text:style-name="T21">(的濃度)</text:span>、粒子群 瞬間出現、瞬間消失、突波型變化。</text:p>
                        </text:list-item>
                        <text:list-item>
                          <text:p text:style-name="P76">古典個體 有機率認定，香味（的濃度）是 一陣一陣、時有時無。</text:p>
                          <text:list>
                            <text:list-item>
                              <text:p text:style-name="P81">在 嗅覺 感測範圍 才能夠聞到 香味。</text:p>
                              <text:list>
                                <text:list-item>
                                  <text:p text:style-name="P81">明顯例子，視覺。</text:p>
                                  <text:list>
                                    <text:list-item>
                                      <text:p text:style-name="P81">某一特定個體 在 可見光（頻率、強度）範圍 才能夠看到 光。</text:p>
                                    </text:list-item>
                                  </text:list>
                                </text:list-item>
                                <text:list-item>
                                  <text:p text:style-name="P82">麵包 散發出 濃度一陣一陣的 香味 <text:span text:style-name="T167">↔</text:span><text:span text:style-name="T272"> 電子 發射出 強度一份一份的 光</text:span>。</text:p>
                                  <text:list>
                                    <text:list-item>
                                      <text:p text:style-name="P76">假定，微觀尺度，香味（的 濃度）連綿不斷、波狀變化。</text:p>
                                      <text:list>
                                        <text:list-item>
                                          <text:p text:style-name="P83">微觀個體 有機率認定，香味（的 濃度）是 連綿不斷、波狀變化。</text:p>
                                        </text:list-item>
                                        <text:list-item>
                                          <text:p text:style-name="P84">古典個體 有機率聞不到 連綿不斷、波狀變化 的 香味（的 濃度）。</text:p>
                                        </text:list-item>
                                        <text:list-item>
                                          <text:p text:style-name="P85">古典個體 有機率認定，香味（的 濃度）是 一陣一陣、時有時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6">假定，微觀尺度，香味 連綿不斷、波狀變化。</text:p>
                                  <text:list>
                                    <text:list-item>
                                      <text:p text:style-name="P86">麵包 散發出 濃度連綿不斷的 香味 <text:span text:style-name="T167">↔</text:span><text:span text:style-name="T272"> 電子 發射出 強度</text:span>連綿不斷<text:span text:style-name="T272">的 光</text:span>。</text:p>
                                      <text:list>
                                        <text:list-item>
                                          <text:p text:style-name="P87">微觀個體 有機率認定，香味 是 連綿不斷、變化緩慢、容易預測。</text:p>
                                        </text:list-item>
                                        <text:list-item>
                                          <text:p text:style-name="P88">古典個體 有機率認定，香味 是 一陣一陣、時有時無、很久出現一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9">麵包 散發出 濃度波狀變化的 香味 <text:span text:style-name="T167">↔</text:span><text:span text:style-name="T272"> 電子 發射出 強度</text:span>波狀變化<text:span text:style-name="T272">的 光</text:span>。</text:p>
                                      <text:list>
                                        <text:list-item>
                                          <text:p text:style-name="P90">微觀個體 有機率認定，香味 是 波狀變化、變化快速、有跡可循。</text:p>
                                        </text:list-item>
                                        <text:list-item>
                                          <text:p text:style-name="P89">古典個體 有機率認定，香味 是 突然出現、突然消失、捉摸不定。</text:p>
                                        </text:list-item>
                                        <text:list-item>
                                          <text:p text:style-name="P197">電子 發射、吸收<text:span text:style-name="T272"> 波狀變化的 光、力、能量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82"><text:span text:style-name="T191">麵包</text:span><text:span text:style-name="T183">散發出 某一特定化學物質的</text:span><text:span text:style-name="T191">香味 </text:span><text:span text:style-name="T167">↔</text:span><text:span text:style-name="T272"> 電子</text:span><text:span text:style-name="T182">發射出 某一特定頻率的</text:span><text:span text:style-name="T272">光</text:span>。</text:p>
                                      <text:list>
                                        <text:list-item>
                                          <text:p text:style-name="P383"><text:span text:style-name="T177">(產生 香味(現象)的)</text:span>化學物質<text:span text:style-name="T191"> </text:span><text:span text:style-name="T167">↔</text:span><text:span text:style-name="T272"> </text:span><text:span text:style-name="T177">(產生 光(現象)的)</text:span><text:span text:style-name="T182">某一特定</text:span><text:span text:style-name="T272">個體。</text:span></text:p>
                                          <text:list>
                                            <text:list-item>
                                              <text:p text:style-name="P198">該個體 有機率是 某一特定帶電粒子。</text:p>
                                            </text:list-item>
                                            <text:list-item>
                                              <text:p text:style-name="P198">該帶電粒子 有機率<text:span text:style-name="T21">等效於 某一特定無線電電路</text:span>。</text:p>
                                            </text:list-item>
                                            <text:list-item>
                                              <text:p text:style-name="P198">該電路 有機率能夠 切換頻率。</text:p>
                                            </text:list-item>
                                            <text:list-item>
                                              <text:p text:style-name="P198">切換頻率 的 明顯例子，收音機、對講機 切換 頻道。</text:p>
                                            </text:list-item>
                                            <text:list-item>
                                              <text:p text:style-name="P198">收音機 的 明顯例子，<text:span text:style-name="T21">FM、AM 調頻、調變</text:span>。</text:p>
                                            </text:list-item>
                                            <text:list-item>
                                              <text:p text:style-name="P199">該電路元件能夠切換的頻道<text:span text:style-name="T167">↔</text:span>化學元素能夠排列組合出的化學物質。</text:p>
                                            </text:list-item>
                                            <text:list-item>
                                              <text:p text:style-name="P200">能夠切換的 頻道<text:span text:style-name="T191"> </text:span><text:span text:style-name="T167">↔</text:span><text:span text:style-name="T272"> </text:span>光譜線。</text:p>
                                            </text:list-item>
                                            <text:list-item>
                                              <text:p text:style-name="P201">能夠 接收、發送 的 光<text:span text:style-name="T191"> </text:span><text:span text:style-name="T167">↔</text:span><text:span text:style-name="T272"> </text:span>能夠 接收、發送 的 化學物質。</text:p>
                                            </text:list-item>
                                            <text:list-item>
                                              <text:p text:style-name="P201">明顯例子，夜明珠、會吸收和發射夜光的個體，白天 吸收 紅光。</text:p>
                                            </text:list-item>
                                            <text:list-item>
                                              <text:p text:style-name="P202">明顯例子，夜明珠、會吸收和發射夜光的個體，晚上 發射 紅光。</text:p>
                                            </text:list-item>
                                            <text:list-item>
                                              <text:p text:style-name="P202">明顯例子，梯田、地表，白天 吸收 紅外光，晚上 發射 紅外光。</text:p>
                                            </text:list-item>
                                            <text:list-item>
                                              <text:p text:style-name="P203">有光譜線的粒子和個體<text:span text:style-name="T191"> </text:span><text:span text:style-name="T167">↔</text:span><text:span text:style-name="T272"> </text:span>夜明珠、會吸收和發射夜光的個體。</text:p>
                                            </text:list-item>
                                            <text:list-item>
                                              <text:p text:style-name="P204">（微觀尺度）光譜線<text:span text:style-name="T191"> </text:span><text:span text:style-name="T167">↔</text:span><text:span text:style-name="T272">（古典尺度）夜光</text:span>。</text:p>
                                            </text:list-item>
                                            <text:list-item>
                                              <text:p text:style-name="P380">（光譜線 的 相關描述在 <text:span text:style-name="T187">物質世界學</text:span> 文件群的 <text:span text:style-name="T187">光譜線</text:span>）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84"><text:span text:style-name="T171">（香味的）</text:span>濃度<text:span text:style-name="T171">、（化學物質的）數量</text:span><text:span text:style-name="T191"> </text:span><text:span text:style-name="T167">↔</text:span><text:span text:style-name="T182">（光 的）</text:span><text:span text:style-name="T272">強度</text:span>。</text:p>
                                        </text:list-item>
                                        <text:list-item>
                                          <text:p text:style-name="P385"><text:span text:style-name="T171">（香味的）</text:span>種類<text:span text:style-name="T171">、（化學物質的）種類</text:span><text:span text:style-name="T191"> </text:span><text:span text:style-name="T167">↔</text:span><text:span text:style-name="T182">（光 的）</text:span><text:span text:style-name="T272">頻率</text:span>。</text:p>
                                          <text:list>
                                            <text:list-item>
                                              <text:p text:style-name="P205">蘋果香<text:span text:style-name="T191"> </text:span><text:span text:style-name="T167">↔</text:span><text:span text:style-name="T272"> 紅光</text:span>。</text:p>
                                            </text:list-item>
                                            <text:list-item>
                                              <text:p text:style-name="P206">明顯例子，蘋果的（純正、天然）蘋果香。</text:p>
                                            </text:list-item>
                                            <text:list-item>
                                              <text:p text:style-name="P207">明顯例子，咖啡的（仿製、天然）蘋果香。</text:p>
                                            </text:list-item>
                                            <text:list-item>
                                              <text:p text:style-name="P207">明顯例子，合成香料的（人造、化工）蘋果香。</text:p>
                                            </text:list-item>
                                            <text:list-item>
                                              <text:p text:style-name="P208">明顯例子，咖啡、合成香料 混合的（人造、化工）蘋果香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明顯例子，<text:span text:style-name="T250">汽車流水線</text:span>。</text:p>
              <text:list>
                <text:list-item>
                  <text:p text:style-name="P91">古典個體 觀測 存在越太大 的 <text:span text:style-name="T202">宏觀</text:span>個體，<text:span text:style-name="T202">宏觀</text:span>個體 越像 多個（個體 組成的）個體。</text:p>
                  <text:list>
                    <text:list-item>
                      <text:p text:style-name="P92">明顯例子，古典個體 觀測，礦場採礦、金屬物流到金屬工廠、工廠合成金屬 <text:span text:style-name="T250">的 過程</text:span>。</text:p>
                    </text:list-item>
                    <text:list-item>
                      <text:p text:style-name="P92">明顯例子，古典個體 觀測，合金物流到<text:span text:style-name="T250">汽車流水線的 過程</text:span>。</text:p>
                    </text:list-item>
                    <text:list-item>
                      <text:p text:style-name="P93">明顯例子，古典個體 觀測，<text:span text:style-name="T250">汽車流水線的 每一個 合金、材料 變成 半成品的 過程</text:span>。</text:p>
                    </text:list-item>
                    <text:list-item>
                      <text:p text:style-name="P94">明顯例子，古典個體 觀測，<text:span text:style-name="T250">汽車流水線的 每一個半成品 組裝成 成品的 過程</text:span>。</text:p>
                      <text:list>
                        <text:list-item>
                          <text:p text:style-name="P94"><text:span text:style-name="T250">用品 的 明顯例子，組裝完畢的汽車</text:span>。</text:p>
                        </text:list-item>
                      </text:list>
                    </text:list-item>
                    <text:list-item>
                      <text:p text:style-name="P95">明顯例子，古典個體 觀測，<text:span text:style-name="T250">汽車流水線的 每一個成品 變成 用品的 過程</text:span>。</text:p>
                      <text:list>
                        <text:list-item>
                          <text:p text:style-name="P95"><text:span text:style-name="T250">用品 的 明顯例子，在路上跑的汽車、使用者在使用的物品</text:span>。</text:p>
                        </text:list-item>
                      </text:list>
                    </text:list-item>
                    <text:list-item>
                      <text:p text:style-name="P96">明顯例子，古典個體 觀測，<text:span text:style-name="T250">用品的 運作、運作過程</text:span>。</text:p>
                      <text:list>
                        <text:list-item>
                          <text:p text:style-name="P97">古典個體 有機率認定，該運作過程 有跡可循、有公式解、容易預測。</text:p>
                          <text:list>
                            <text:list-item>
                              <text:p text:style-name="P97">明顯例子，月球的 公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1">古典個體 觀測 存在越適當 的古典個體，古典個體 越像 <text:span text:style-name="T250">連綿不斷</text:span>的 個體。</text:p>
                  <text:list>
                    <text:list-item>
                      <text:p text:style-name="P98">明顯例子，古典個體 無法觀測到，合金物流到<text:span text:style-name="T250">汽車流水線的 過程</text:span>。</text:p>
                    </text:list-item>
                    <text:list-item>
                      <text:p text:style-name="P209"><text:span text:style-name="T191">明顯例子，古典個體 觀測，汽車流水線的 每一個 合金、材料 變成 半成品的 過程</text:span>。</text:p>
                    </text:list-item>
                    <text:list-item>
                      <text:p text:style-name="P99">明顯例子，古典個體 觀測，<text:span text:style-name="T250">汽車流水線的 每一個半成品 組裝成 成品的 過程</text:span>。</text:p>
                    </text:list-item>
                    <text:list-item>
                      <text:p text:style-name="P100">明顯例子，古典個體 觀測，<text:span text:style-name="T250">汽車流水線的 每一個成品 變成 用品的 過程</text:span>。</text:p>
                    </text:list-item>
                    <text:list-item>
                      <text:p text:style-name="P101">明顯例子，古典個體 觀測，<text:span text:style-name="T250">用品的 運作、運作過程</text:span>。</text:p>
                      <text:list>
                        <text:list-item>
                          <text:p text:style-name="P97">古典個體 有機率認定，該運作過程 有跡可循、有公式解、能夠預測。</text:p>
                          <text:list>
                            <text:list-item>
                              <text:p text:style-name="P97">明顯例子，籃球的 拋物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1">古典個體 觀測 存在越太小 的 微觀個體，微觀個體 越像 一份一份的 個體。</text:p>
                  <text:list>
                    <text:list-item>
                      <text:p text:style-name="P98">明顯例子，古典個體 無法觀測到，<text:span text:style-name="T250">汽車流水線的 每一個成品 變成 用品的 過程</text:span>。</text:p>
                    </text:list-item>
                    <text:list-item>
                      <text:p text:style-name="P102">明顯例子，古典個體（只）觀測（到）<text:span text:style-name="T250">用品的（突然）出現、運作、運作過程</text:span>。</text:p>
                      <text:list>
                        <text:list-item>
                          <text:p text:style-name="P102">古典個體 有機率認定，該運作過程 捉摸不定、只有機率、無法預測。</text:p>
                          <text:list>
                            <text:list-item>
                              <text:p text:style-name="P102">明顯例子，電子的 運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3">已知，存在越太小。</text:p>
                      <text:list>
                        <text:list-item>
                          <text:p text:style-name="P102">古典個體 越觀測不到 過程、變化。</text:p>
                          <text:list>
                            <text:list-item>
                              <text:p text:style-name="P102">過程 的 明顯例子，變化過程、相態變化過程、狀態轉移過程。</text:p>
                            </text:list-item>
                            <text:list-item>
                              <text:p text:style-name="P104">古典個體 越只觀測得到 結果、存在。</text:p>
                            </text:list-item>
                            <text:list-item>
                              <text:p text:style-name="P104">明顯例子，假定，某一特定個體（緩慢）擠壓 氣球。</text:p>
                              <text:list>
                                <text:list-item>
                                  <text:p text:style-name="P104">假定，氣球 爆炸。</text:p>
                                </text:list-item>
                                <text:list-item>
                                  <text:p text:style-name="P105">氣球的 存在越太小，該個體 越只觀測得到，氣球的 存在。</text:p>
                                  <text:list>
                                    <text:list-item>
                                      <text:p text:style-name="P106">氣球的 存在越太小，該個體 越只觀測得到，氣球的 位置、顏色、觸感。</text:p>
                                    </text:list-item>
                                  </text:list>
                                </text:list-item>
                                <text:list-item>
                                  <text:p text:style-name="P107">氣球的 存在越太小，該個體 越觀測不到，氣球的 變化。</text:p>
                                  <text:list>
                                    <text:list-item>
                                      <text:p text:style-name="P104">氣球的 存在越太小，該個體 越觀測不到，氣球 變形的 過程、變化。</text:p>
                                    </text:list-item>
                                    <text:list-item>
                                      <text:p text:style-name="P108">氣球的 存在越太小，該個體 越只觀測得到，氣球的 爆炸。</text:p>
                                      <text:list>
                                        <text:list-item>
                                          <text:p text:style-name="P108">該個體 有機率認定，氣球 是 突然爆炸、沒有變形就爆炸。</text:p>
                                          <text:list>
                                            <text:list-item>
                                              <text:p text:style-name="P108">氣球 有 變形才爆炸。</text:p>
                                            </text:list-item>
                                            <text:list-item>
                                              <text:p text:style-name="P108">氣球，彈性變形 →<text:span text:style-name="T268"> </text:span>塑性變形 →<text:span text:style-name="T267"> 斷裂變形 → 爆炸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9">古典個體 越觀測不到 過程、變化、結果、存在。</text:p>
                          <text:list>
                            <text:list-item>
                              <text:p text:style-name="P109">明顯例子，假定，某一特定個體（緩慢）擠壓 氣球。</text:p>
                              <text:list>
                                <text:list-item>
                                  <text:p text:style-name="P109">假定，氣球 爆炸。</text:p>
                                </text:list-item>
                                <text:list-item>
                                  <text:p text:style-name="P110">氣球的 存在越太小，該個體 越觀測不到，氣球 存在。</text:p>
                                  <text:list>
                                    <text:list-item>
                                      <text:p text:style-name="P110">氣球的 存在越太小，該個體 越觀測不到，氣球的 位置、顏色、觸感。</text:p>
                                    </text:list-item>
                                  </text:list>
                                </text:list-item>
                                <text:list-item>
                                  <text:p text:style-name="P111">氣球的 存在越太小，該個體 越觀測不到，氣球 變化。</text:p>
                                  <text:list>
                                    <text:list-item>
                                      <text:p text:style-name="P110">氣球的 存在越太小，該個體 越觀測不到，氣球 變形的 過程、變化。</text:p>
                                    </text:list-item>
                                    <text:list-item>
                                      <text:p text:style-name="P112">氣球的 存在越太小，該個體 越觀測不到，氣球的 爆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2">明顯例子，假定，古典個體 擠壓（宏觀尺度、古典尺度、微觀尺度 的）氣球群。</text:p>
              <text:list>
                <text:list-item>
                  <text:p text:style-name="P112">古典個體 觀測 存在越太大 的 <text:span text:style-name="T202">宏觀</text:span>個體，<text:span text:style-name="T202">宏觀</text:span>個體 越像 擁有大量細節、連續變化的 個體。</text:p>
                  <text:list>
                    <text:list-item>
                      <text:p text:style-name="P112">明顯例子，古典個體 越有機率觀測到，從（接觸前的 引力、電磁力）產生變形 到 爆炸。</text:p>
                    </text:list-item>
                  </text:list>
                </text:list-item>
                <text:list-item>
                  <text:p text:style-name="P112">古典個體 觀測 存在越適當 的古典個體，古典個體 越像 連續變化的 個體。</text:p>
                  <text:list>
                    <text:list-item>
                      <text:p text:style-name="P113">明顯例子，古典個體 越有機率觀測到，從（接觸後的 電磁力）產生變形 到 爆炸。</text:p>
                      <text:list>
                        <text:list-item>
                          <text:p text:style-name="P114">古典個體 有機率認定，氣球爆炸 是 有序事件、自然事件、連續化、古典化。</text:p>
                        </text:list-item>
                        <text:list-item>
                          <text:p text:style-name="P115">古典個體 有機率認定，氣球爆炸（之前）有 變形、變化。</text:p>
                        </text:list-item>
                      </text:list>
                    </text:list-item>
                  </text:list>
                </text:list-item>
                <text:list-item>
                  <text:p text:style-name="P112">古典個體 觀測 存在越太小 的 微觀個體，微觀個體 越像 一份一份的 個體。</text:p>
                  <text:list>
                    <text:list-item>
                      <text:p text:style-name="P116">明顯例子，古典個體 越有機率觀測到，氣球群（突然）爆炸。</text:p>
                    </text:list-item>
                    <text:list-item>
                      <text:p text:style-name="P117">明顯例子，古典個體 越無法觀測到，（從 產生變形 到 爆炸）之前的<text:span text:style-name="T21">(連續)</text:span>過程、變化。</text:p>
                      <text:list>
                        <text:list-item>
                          <text:p text:style-name="P117">古典個體 有機率認定，氣球爆炸 是 隨機事件、突發事件、離散化、量子化。</text:p>
                        </text:list-item>
                        <text:list-item>
                          <text:p text:style-name="P118">古典個體 有機率認定，氣球爆炸（之前）沒有 變形、變化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8">明顯例子，某一特定個體 以 某一特定頻率，擠壓 氣球。</text:p>
              <text:list>
                <text:list-item>
                  <text:p text:style-name="P119">該個體 以 該頻率，擠壓 氣球。</text:p>
                  <text:list>
                    <text:list-item>
                      <text:p text:style-name="P120">氣球 存在越太大，古典個體 越觀測到，氣球 隨著 該頻率，週期性變化、非週期性變化。</text:p>
                    </text:list-item>
                    <text:list-item>
                      <text:p text:style-name="P121">氣球 存在越適當，古典個體 越觀測到，氣球 隨著 該頻率，週期性變化。</text:p>
                    </text:list-item>
                    <text:list-item>
                      <text:p text:style-name="P122">氣球 存在越太小，古典個體 越無法觀測到，氣球的 週期性變化。</text:p>
                    </text:list-item>
                  </text:list>
                </text:list-item>
                <text:list-item>
                  <text:p text:style-name="P123">假定，該頻率 高於 氣球能夠承受的（變形）頻率 →<text:span text:style-name="T269"> 氣球 爆炸</text:span>。</text:p>
                  <text:list>
                    <text:list-item>
                      <text:p text:style-name="P123">氣球 存在越太大，古典個體 越觀測到，氣球 爆炸前、爆炸、爆炸後 的 細節、現象。</text:p>
                    </text:list-item>
                    <text:list-item>
                      <text:p text:style-name="P124">氣球 存在越適當，古典個體 越觀測到，氣球 爆炸前、爆炸、爆炸後 的 現象。</text:p>
                    </text:list-item>
                    <text:list-item>
                      <text:p text:style-name="P125">氣球 存在越太小，古典個體 越 只能觀測到、無法觀測到，氣球 爆炸、爆炸後 的 現象。</text:p>
                    </text:list-item>
                  </text:list>
                </text:list-item>
                <text:list-item>
                  <text:p text:style-name="P126">該頻率 <text:span text:style-name="T166">↔</text:span><text:span text:style-name="T270">（光電效應、電子跑出金屬板所需的）終止頻率</text:span>。</text:p>
                  <text:list>
                    <text:list-item>
                      <text:p text:style-name="P127">氣球 <text:span text:style-name="T166">↔</text:span><text:span text:style-name="T270"> 金屬板</text:span>。</text:p>
                    </text:list-item>
                    <text:list-item>
                      <text:p text:style-name="P127">空氣 <text:span text:style-name="T166">↔</text:span><text:span text:style-name="T270"> 電子</text:span>。</text:p>
                    </text:list-item>
                    <text:list-item>
                      <text:p text:style-name="P127">局部、全部，（擠壓 →<text:span text:style-name="T271">（氣球的 毛細孔）釋出空氣）</text:span><text:span text:style-name="T166">↔</text:span>（照射光線→<text:span text:style-name="T271">金屬板射出電子）</text:span>。</text:p>
                    </text:list-item>
                    <text:list-item>
                      <text:p text:style-name="P128">局部、全部，（擠壓 → <text:span text:style-name="T271">氣球 融化、爆炸 → 釋出所有的空氣）</text:span><text:span text:style-name="T166">↔</text:span>（照射光線 →<text:span text:style-name="T271"> 金屬板 融化、爆炸 → 射出所有的電子）</text:span>。</text:p>
                    </text:list-item>
                  </text:list>
                </text:list-item>
              </text:list>
            </text:list-item>
            <text:list-item>
              <text:p text:style-name="P129">明顯例子，某一特定個體 以 某一特定頻率，加熱、冷卻 玻璃球。</text:p>
              <text:list>
                <text:list-item>
                  <text:p text:style-name="P129">該個體 以 該頻率，擠壓 氣球。</text:p>
                  <text:list>
                    <text:list-item>
                      <text:p text:style-name="P129">玻璃球 存在越太大，古典個體 越觀測到，玻璃球 隨著 該頻率 週期性、非週期性 變化。</text:p>
                    </text:list-item>
                    <text:list-item>
                      <text:p text:style-name="P129">玻璃球 存在越適當，古典個體 越觀測到，玻璃球 隨著 該頻率，週期性變化。</text:p>
                    </text:list-item>
                    <text:list-item>
                      <text:p text:style-name="P129">玻璃球 存在越太小，古典個體 越無法觀測到，玻璃球的 週期性變化。</text:p>
                    </text:list-item>
                  </text:list>
                </text:list-item>
                <text:list-item>
                  <text:p text:style-name="P130">假定，該頻率 高於 玻璃球能夠承受的（變形）頻率 →<text:span text:style-name="T269"> </text:span>玻璃球<text:span text:style-name="T269"> 破裂</text:span>。</text:p>
                  <text:list>
                    <text:list-item>
                      <text:p text:style-name="P131">玻璃球 存在越太大，古典個體 越觀測到，玻璃球 <text:span text:style-name="T269">破裂</text:span>前、<text:span text:style-name="T269">破裂</text:span>、<text:span text:style-name="T269">破裂</text:span>後 的細節、現象。</text:p>
                    </text:list-item>
                    <text:list-item>
                      <text:p text:style-name="P131">玻璃球 存在越適當，古典個體 越觀測到，玻璃球 <text:span text:style-name="T269">破裂</text:span>前、<text:span text:style-name="T269">破裂</text:span>、<text:span text:style-name="T269">破裂</text:span>後 的 現象。</text:p>
                    </text:list-item>
                    <text:list-item>
                      <text:p text:style-name="P129">玻璃球 存在越太小，古典個體 越 只能、無法 觀測到，玻璃球 <text:span text:style-name="T269">破裂</text:span>、<text:span text:style-name="T269">破裂</text:span>後 的 現象。</text:p>
                    </text:list-item>
                  </text:list>
                </text:list-item>
                <text:list-item>
                  <text:p text:style-name="P129">該頻率 <text:span text:style-name="T166">↔</text:span><text:span text:style-name="T270">（光電效應、電子跑出金屬板所需的）終止頻率</text:span>。</text:p>
                  <text:list>
                    <text:list-item>
                      <text:p text:style-name="P132">玻璃球 <text:span text:style-name="T166">↔</text:span><text:span text:style-name="T270"> 金屬板</text:span>。</text:p>
                    </text:list-item>
                    <text:list-item>
                      <text:p text:style-name="P129">空氣 <text:span text:style-name="T166">↔</text:span><text:span text:style-name="T270"> 電子</text:span>。</text:p>
                    </text:list-item>
                    <text:list-item>
                      <text:p text:style-name="P133">局部、全部，<text:span text:style-name="T21">(加熱、冷卻→</text:span><text:span text:style-name="T84">玻璃球 破裂、釋出空氣) </text:span><text:span text:style-name="T156">↔</text:span><text:span text:style-name="T21"> (照射光線→</text:span><text:span text:style-name="T84">金屬板射出 電子)</text:span>。</text:p>
                    </text:list-item>
                    <text:list-item>
                      <text:p text:style-name="P133">局部、全部，（擠壓 → <text:span text:style-name="T271">玻璃球 融化、爆炸 → 釋出所有的空氣）</text:span><text:span text:style-name="T166">↔</text:span>（照射光線 →<text:span text:style-name="T271"> 金屬板 融化、爆炸 → 射出所有的電子）</text:span>。</text:p>
                    </text:list-item>
                  </text:list>
                </text:list-item>
              </text:list>
            </text:list-item>
            <text:list-item>
              <text:p text:style-name="P134">明顯例子。</text:p>
              <text:list>
                <text:list-item>
                  <text:p text:style-name="P135">古典個體 觀測 存在越太大 的 <text:span text:style-name="T202">宏觀</text:span>個體。</text:p>
                  <text:list>
                    <text:list-item>
                      <text:p text:style-name="P135">古典個體 越能夠觀測到 宏觀個體的 內在物質、內部機制 的 細節、現象、本質、存在。</text:p>
                      <text:list>
                        <text:list-item>
                          <text:p text:style-name="P135">明顯例子，太陽系的 太陽、引力。</text:p>
                        </text:list-item>
                      </text:list>
                    </text:list-item>
                    <text:list-item>
                      <text:p text:style-name="P136">古典個體 越能夠觀測到 宏觀個體的 現象、（和其他個體的）交互作用。</text:p>
                      <text:list>
                        <text:list-item>
                          <text:p text:style-name="P137">明顯例子，太陽系的 存在、變化（天文學、明確的公式解、明確的數學模型解）。</text:p>
                        </text:list-item>
                        <text:list-item>
                          <text:p text:style-name="P138">古典個體 越能夠觀測到 第一個宏觀個體、第二個宏觀個體 的 感測、交互作用。</text:p>
                          <text:list>
                            <text:list-item>
                              <text:p text:style-name="P138">明顯例子，太陽系、仙女星系（能量、物質、空間）的 感測、交互作用。</text:p>
                            </text:list-item>
                          </text:list>
                        </text:list-item>
                        <text:list-item>
                          <text:p text:style-name="P135">古典個體 越能夠觀測到 古典個體、宏觀個體 的 感測、交互作用。</text:p>
                          <text:list>
                            <text:list-item>
                              <text:p text:style-name="P135">明顯例子，奧默默、太陽系 的 感測、交互作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9">古典個體 觀測 存在越適當 的古典個體。</text:p>
                  <text:list>
                    <text:list-item>
                      <text:p text:style-name="P140">古典個體 越能夠觀測到 古典個體的 本質、內在物質、內部機制 的 現象、本質、存在。</text:p>
                      <text:list>
                        <text:list-item>
                          <text:p text:style-name="P141">明顯例子，觸控螢幕的 電容、電容的充電機制和放電機制。</text:p>
                        </text:list-item>
                      </text:list>
                    </text:list-item>
                    <text:list-item>
                      <text:p text:style-name="P142">古典個體 越能夠觀測到 古典個體的 現象、（和其他個體的）交互作用。</text:p>
                      <text:list>
                        <text:list-item>
                          <text:p text:style-name="P137">明顯例子，觸控螢幕的 存在、變化（電磁學、大致的公式解、大致的數學模型解）。</text:p>
                        </text:list-item>
                        <text:list-item>
                          <text:p text:style-name="P139">古典個體 越能夠觀測到 第一個古典個體、第二個古典個體 的 感測、交互作用。</text:p>
                          <text:list>
                            <text:list-item>
                              <text:p text:style-name="P143">明顯例子，觸控螢幕、手（觸覺、生物電流）的 感測、交互作用。</text:p>
                            </text:list-item>
                          </text:list>
                        </text:list-item>
                        <text:list-item>
                          <text:p text:style-name="P139">古典個體 越能夠觀測到 微觀個體、古典個體、宏觀個體 的 感測、交互作用。</text:p>
                          <text:list>
                            <text:list-item>
                              <text:p text:style-name="P144">明顯例子，電子、觸控螢幕 的 感測、交互作用。</text:p>
                            </text:list-item>
                            <text:list-item>
                              <text:p text:style-name="P145">明顯例子，奧默默、太陽系 的 感測、交互作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4">古典個體 觀測 存在越太小 的 微觀個體。</text:p>
                  <text:list>
                    <text:list-item>
                      <text:p text:style-name="P146">古典個體 越無法觀測到 微觀個體的 本質、內在物質、內部機制 的 現象、本質、存在。</text:p>
                      <text:list>
                        <text:list-item>
                          <text:p text:style-name="P147">明顯例子，電子的 內在物質、內部機制。</text:p>
                        </text:list-item>
                      </text:list>
                    </text:list-item>
                    <text:list-item>
                      <text:p text:style-name="P148">古典個體 越只能觀測到（<text:span text:style-name="T21">明顯的</text:span>）微觀個體的 現象、（和其他個體的）交互作用。</text:p>
                      <text:list>
                        <text:list-item>
                          <text:p text:style-name="P149">明顯例子，電子的 存在、變化（量子力學、機率的公式解、機率雲）。</text:p>
                        </text:list-item>
                        <text:list-item>
                          <text:p text:style-name="P150">古典個體 越只能觀測到<text:span text:style-name="T21"> </text:span>第一個微觀個體、第二個微觀個體 的 感測、交互作用。</text:p>
                          <text:list>
                            <text:list-item>
                              <text:p text:style-name="P150">明顯例子，電子、質子（電磁力）的 感測、交互作用。</text:p>
                            </text:list-item>
                            <text:list-item>
                              <text:p text:style-name="P150">明顯例子，電子、質子（<text:span text:style-name="T21">(假想)</text:span>正電荷）的 感測、交互作用。</text:p>
                            </text:list-item>
                          </text:list>
                        </text:list-item>
                        <text:list-item>
                          <text:p text:style-name="P150">古典個體 越只能觀測到<text:span text:style-name="T21"> </text:span>微觀個體、古典個體 的 感測、交互作用。</text:p>
                          <text:list>
                            <text:list-item>
                              <text:p text:style-name="P150">明顯例子，電子、觸控螢幕 的 感測、交互作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8">古典個體 越無法觀測到（<text:span text:style-name="T21">不明顯的</text:span>）微觀個體的 現象、（和其他個體的）交互作用。</text:p>
                      <text:list>
                        <text:list-item>
                          <text:p text:style-name="P151">古典個體 越無法觀測到<text:span text:style-name="T21"> </text:span>第一個微觀個體、第二個微觀個體 的感測、交互作用。</text:p>
                          <text:list>
                            <text:list-item>
                              <text:p text:style-name="P151">明顯例子，電子、質子（引力）的 感測、交互作用。</text:p>
                            </text:list-item>
                            <text:list-item>
                              <text:p text:style-name="P152">明顯例子，電子、質子（能量、物質、空間）的 感測、交互作用。</text:p>
                            </text:list-item>
                          </text:list>
                        </text:list-item>
                        <text:list-item>
                          <text:p text:style-name="P153">古典個體 越無法觀測到<text:span text:style-name="T21"> </text:span>微觀個體、古典個體 的 感測、交互作用。</text:p>
                          <text:list>
                            <text:list-item>
                              <text:p text:style-name="P154">明顯例子，<text:span text:style-name="T149">陶子</text:span>、觸控螢幕 的 感測、交互作用。</text:p>
                              <text:list>
                                <text:list-item>
                                  <text:p text:style-name="P372">（陶子 的 相關描述在 <text:span text:style-name="T187">新生之書</text:span>的<text:span text:style-name="T187">能量、儲量</text:span>文件群的 <text:span text:style-name="T187">費米子 與 玻色子</text:span>）</text:p>
                                </text:list-item>
                                <text:list-item>
                                  <text:p text:style-name="P155"><text:span text:style-name="T149">陶子 是（帶電</text:span><text:span text:style-name="T150">輕子，</text:span><text:span text:style-name="T149">電子、緲子、陶子 的）陶子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5">假定，某一特定個體 受限於、被限制在 宏觀尺度、古典尺度、微觀尺度 的 觀念、概念 當中。</text:p>
              <text:list>
                <text:list-item>
                  <text:p text:style-name="P156">該個體 有機率不會發現 全新的 物理定律、化學反應、萬物法則。</text:p>
                </text:list-item>
                <text:list-item>
                  <text:p text:style-name="P156">明顯例子，微觀尺度 有機率有，古典尺度 沒有的 定律、機制、現象、本質、存在、變化。</text:p>
                </text:list-item>
                <text:list-item>
                  <text:p text:style-name="P157">明顯例子，宏觀尺度 有機率有，古典尺度 沒有的 定律、機制、現象、本質、存在、變化。</text:p>
                  <text:list>
                    <text:list-item>
                      <text:p text:style-name="P386"><text:span text:style-name="T171">明顯例子，電子 </text:span>湧現<text:span text:style-name="T171">出 氧、碳、元素</text:span>。<text:span text:style-name="T275">{元素 是（元素週期表的）元素}{元素 是 生命、文明}</text:span></text:p>
                      <text:list>
                        <text:list-item>
                          <text:p text:style-name="P157">碳 湧現出 二氧化碳、細胞、生命。</text:p>
                        </text:list-item>
                        <text:list-item>
                          <text:p text:style-name="P157">細胞 湧現出 植物、人類、文明。</text:p>
                          <text:list>
                            <text:list-item>
                              <text:p text:style-name="P158">人類 有機率 感測、交互作用 其他個體。</text:p>
                            </text:list-item>
                            <text:list-item>
                              <text:p text:style-name="P159">人類 有機率 存在、變化。</text:p>
                            </text:list-item>
                            <text:list-item>
                              <text:p text:style-name="P159">人類 有機率 <text:span text:style-name="T197">思想、決策、行動</text:span>。</text:p>
                            </text:list-item>
                          </text:list>
                        </text:list-item>
                        <text:list-item>
                          <text:p text:style-name="P157">電子 <text:span text:style-name="T170">↔</text:span><text:span text:style-name="T281">（微觀尺度的）物理定律</text:span>。</text:p>
                          <text:list>
                            <text:list-item>
                              <text:p text:style-name="P160">碳 <text:span text:style-name="T170">↔</text:span><text:span text:style-name="T281">（古典尺度的）物理定律</text:span>。</text:p>
                            </text:list-item>
                            <text:list-item>
                              <text:p text:style-name="P160">細胞 <text:span text:style-name="T170">↔</text:span><text:span text:style-name="T281">（宏觀尺度的）物理定律</text:span>。</text:p>
                            </text:list-item>
                            <text:list-item>
                              <text:p text:style-name="P161">人類 <text:span text:style-name="T170">↔</text:span><text:span text:style-name="T281">（</text:span><text:span text:style-name="T86">(宏觀尺度)</text:span><text:span text:style-name="T8">2</text:span><text:span text:style-name="T281">的）物理定律</text:span>。</text:p>
                              <text:list>
                                <text:list-item>
                                  <text:p text:style-name="P210">明顯例子，<text:span text:style-name="T281">物理定律 </text:span><text:span text:style-name="T170">↔</text:span><text:span text:style-name="T281"> 規則</text:span>。</text:p>
                                  <text:list>
                                    <text:list-item>
                                      <text:p text:style-name="P391"><text:span text:style-name="T184">（</text:span><text:span text:style-name="T281">微觀</text:span><text:span text:style-name="T178">尺度</text:span><text:span text:style-name="T184">的）</text:span><text:span text:style-name="T281">物理定律 </text:span><text:span text:style-name="T170">↔</text:span><text:span text:style-name="T184"> 規則</text:span><text:span text:style-name="T178">、(</text:span><text:span text:style-name="T86">規則</text:span><text:span text:style-name="T185">1</text:span><text:span text:style-name="T178">)</text:span>。</text:p>
                                    </text:list-item>
                                    <text:list-item>
                                      <text:p text:style-name="P391"><text:span text:style-name="T184">（</text:span><text:span text:style-name="T86">古典</text:span><text:span text:style-name="T178">尺度</text:span><text:span text:style-name="T184">的）</text:span><text:span text:style-name="T281">物理定律 </text:span><text:span text:style-name="T170">↔</text:span><text:span text:style-name="T281"> 繼承</text:span><text:span text:style-name="T184">某一特定</text:span><text:span text:style-name="T281">規則的規則、</text:span><text:span text:style-name="T178">(</text:span><text:span text:style-name="T86">規則</text:span><text:span text:style-name="T232">2,</text:span><text:span text:style-name="T230">規則</text:span><text:span text:style-name="T186">1</text:span><text:span text:style-name="T178">)</text:span>。</text:p>
                                      <text:list>
                                        <text:list-item>
                                          <text:p text:style-name="P211"><text:span text:style-name="T281">繼承某一特定規則的規則 不是 規則的規則</text:span>。</text:p>
                                          <text:list>
                                            <text:list-item>
                                              <text:p text:style-name="P381">（規則的規則 的 相關描述在 下面）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1"><text:span text:style-name="T281">繼承某一特定規則的規則 是，規則</text:span><text:span text:style-name="T86"> extend </text:span><text:span text:style-name="T281">某一特定規則</text:span>。</text:p>
                                          <text:list>
                                            <text:list-item>
                                              <text:p text:style-name="P212"><text:span text:style-name="T88">extend</text:span><text:span text:style-name="T20"> </text:span>是<text:span text:style-name="T21">（</text:span><text:span text:style-name="T88">C++、</text:span>程式語言 的<text:span text:style-name="T21">）</text:span><text:span text:style-name="T88">extend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3">明顯例子。</text:p>
                                      <text:list>
                                        <text:list-item>
                                          <text:p text:style-name="P214"><text:span text:style-name="T86">(規則</text:span><text:span text:style-name="T236">1</text:span><text:span text:style-name="T86">)</text:span><text:span text:style-name="T152"> </text:span><text:span text:style-name="T157">↔</text:span><text:span text:style-name="T152"> 使用黑棋和白棋、棋子</text:span>要下在網格線的交叉點上面。</text:p>
                                        </text:list-item>
                                        <text:list-item>
                                          <text:p text:style-name="P215"><text:span text:style-name="T86">(規則</text:span><text:span text:style-name="T230">2</text:span><text:span text:style-name="T232">,</text:span><text:span text:style-name="T230">規則</text:span><text:span text:style-name="T231">1</text:span><text:span text:style-name="T86">) </text:span><text:span text:style-name="T157">↔</text:span><text:span text:style-name="T86"> 圍棋、五子棋、黑白棋 的 規則。</text:span></text:p>
                                          <text:list>
                                            <text:list-item>
                                              <text:p text:style-name="P215"><text:span text:style-name="T86">明顯例子，(規則</text:span><text:span text:style-name="T230">2</text:span><text:span text:style-name="T232">,</text:span><text:span text:style-name="T230">規則</text:span><text:span text:style-name="T231">1</text:span><text:span text:style-name="T86">) </text:span><text:span text:style-name="T157">↔</text:span><text:span text:style-name="T86">（圍棋）圍吃、</text:span><text:span text:style-name="T87">佔地最多的玩家勝利</text:span><text:span text:style-name="T86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6">明顯例子，假定，第一個個體、第二個個體 進行 圍棋遊戲。</text:p>
                                          <text:list>
                                            <text:list-item>
                                              <text:p text:style-name="P216">圍棋規則<text:span text:style-name="T152"> </text:span><text:span text:style-name="T157">↔</text:span><text:span text:style-name="T152"> 潛能</text:span>。</text:p>
                                            </text:list-item>
                                            <text:list-item>
                                              <text:p text:style-name="P217"><text:span text:style-name="T152">進行（圍棋遊戲）、遵循（圍棋規則）</text:span><text:span text:style-name="T157">↔</text:span><text:span text:style-name="T152"> 實現（潛能）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8">明顯例子，假定，第一個個體、第二個個體 沒有進行 圍棋遊戲。</text:p>
                                          <text:list>
                                            <text:list-item>
                                              <text:p text:style-name="P218">圍棋規則<text:span text:style-name="T152"> </text:span><text:span text:style-name="T157">↔</text:span><text:span text:style-name="T152"> 潛能</text:span>。</text:p>
                                            </text:list-item>
                                            <text:list-item>
                                              <text:p text:style-name="P218"><text:span text:style-name="T152">沒有進行（圍棋遊戲）</text:span><text:span text:style-name="T157">↔</text:span><text:span text:style-name="T152"> 沒有實現（潛能）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9">明顯例子，假定，第一個個體、第二個個體 進行 彈性碰撞。</text:p>
                                          <text:list>
                                            <text:list-item>
                                              <text:p text:style-name="P220"><text:span text:style-name="T152">動能守恆 </text:span><text:span text:style-name="T157">↔</text:span><text:span text:style-name="T152"> 潛能</text:span>。</text:p>
                                            </text:list-item>
                                            <text:list-item>
                                              <text:p text:style-name="P221"><text:span text:style-name="T152">進行（彈性</text:span>碰撞<text:span text:style-name="T152">）、遵循（動能守恆）</text:span><text:span text:style-name="T157">↔</text:span><text:span text:style-name="T152"> 實現（潛能）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1">明顯例子，假定，第一個個體、第二個個體 進行 電鍍反應。</text:p>
                                          <text:list>
                                            <text:list-item>
                                              <text:p text:style-name="P221"><text:span text:style-name="T152">異性相吸 </text:span><text:span text:style-name="T157">↔</text:span><text:span text:style-name="T152"> 潛能</text:span>。</text:p>
                                            </text:list-item>
                                            <text:list-item>
                                              <text:p text:style-name="P222"><text:span text:style-name="T152">進行（</text:span>電鍍反應<text:span text:style-name="T152">）、遵循（異性相吸）</text:span><text:span text:style-name="T157">↔</text:span><text:span text:style-name="T152"> 實現（潛能）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3">明顯例子，<text:span text:style-name="T281">物理定律 </text:span><text:span text:style-name="T170">↔</text:span><text:span text:style-name="T281">（程式語言的）類別</text:span>。</text:p>
                                  <text:list>
                                    <text:list-item>
                                      <text:p text:style-name="P224"><text:span text:style-name="T281">（微觀</text:span><text:span text:style-name="T86">尺度</text:span><text:span text:style-name="T281">的）物理定律 </text:span><text:span text:style-name="T170">↔</text:span><text:span text:style-name="T281"> 類別、</text:span><text:span text:style-name="T86">(類別</text:span><text:span text:style-name="T236">1</text:span><text:span text:style-name="T86">)</text:span>。</text:p>
                                    </text:list-item>
                                    <text:list-item>
                                      <text:p text:style-name="P215"><text:span text:style-name="T281">（</text:span><text:span text:style-name="T86">古典尺度</text:span><text:span text:style-name="T281">的）物理定律 </text:span><text:span text:style-name="T170">↔</text:span><text:span text:style-name="T281"> 繼承某一特定類別的類別、</text:span><text:span text:style-name="T86">(類別</text:span><text:span text:style-name="T237">2</text:span><text:span text:style-name="T232">,</text:span><text:span text:style-name="T230">類別</text:span><text:span text:style-name="T231">1</text:span><text:span text:style-name="T86">)</text:span>。</text:p>
                                      <text:list>
                                        <text:list-item>
                                          <text:p text:style-name="P225">繼承 是<text:span text:style-name="T21">（</text:span><text:span text:style-name="T88">C++、</text:span>程式語言 的<text:span text:style-name="T21">）</text:span><text:span text:style-name="T88">extend</text:span>。<text:span text:style-name="T276">{繼承 有機率是 單一繼承、多重繼承}</text:span></text:p>
                                        </text:list-item>
                                        <text:list-item>
                                          <text:p text:style-name="P226">類別 是（<text:span text:style-name="T88">C++、</text:span>程式語言 的）<text:span text:style-name="T153">class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5">明顯例子。</text:p>
                                      <text:list>
                                        <text:list-item>
                                          <text:p text:style-name="P227"><text:span text:style-name="T86">(類別</text:span><text:span text:style-name="T236">1</text:span><text:span text:style-name="T86">) </text:span><text:span text:style-name="T157">↔</text:span><text:span text:style-name="T86"> 動物</text:span>。</text:p>
                                        </text:list-item>
                                        <text:list-item>
                                          <text:p text:style-name="P215"><text:span text:style-name="T86">(類別</text:span><text:span text:style-name="T237">2</text:span><text:span text:style-name="T232">,</text:span><text:span text:style-name="T230">類別</text:span><text:span text:style-name="T231">1</text:span><text:span text:style-name="T86">) </text:span><text:span text:style-name="T157">↔</text:span><text:span text:style-name="T86"> 鳥類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7">規則的規則。</text:p>
                                  <text:list>
                                    <text:list-item>
                                      <text:p text:style-name="P392"><text:span text:style-name="T282">規則的規則 是 </text:span><text:span text:style-name="T89">(規則)</text:span><text:span text:style-name="T9">2</text:span>。</text:p>
                                      <text:list>
                                        <text:list-item>
                                          <text:p text:style-name="P228"><text:span text:style-name="T282">規則的規則 是 讓 規則 能夠成立的 規則</text:span>。</text:p>
                                        </text:list-item>
                                        <text:list-item>
                                          <text:p text:style-name="P228"><text:span text:style-name="T282">某一特定規則的規則 是 讓 該規則 能夠成立的 規則</text:span>。</text:p>
                                        </text:list-item>
                                        <text:list-item>
                                          <text:p text:style-name="P229"><text:span text:style-name="T282">（某一特定規則 的）規則 是（讓 該規則 能夠成立的）規則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0">明顯例子。</text:p>
                                      <text:list>
                                        <text:list-item>
                                          <text:p text:style-name="P230"><text:span text:style-name="T89">規則</text:span><text:span text:style-name="T152"> </text:span><text:span text:style-name="T157">↔</text:span><text:span text:style-name="T152"> 圍棋規則</text:span>。</text:p>
                                        </text:list-item>
                                        <text:list-item>
                                          <text:p text:style-name="P231"><text:span text:style-name="T89">(規則)</text:span><text:span text:style-name="T9">2</text:span><text:span text:style-name="T152"> </text:span><text:span text:style-name="T157">↔</text:span><text:span text:style-name="T152"> (分類在 光學、生物學、經驗法則 的)物理定律</text:span>。</text:p>
                                          <text:list>
                                            <text:list-item>
                                              <text:p text:style-name="P232">光學 的 明顯例子，（假想）白光、黑光。<text:span text:style-name="T276">{能夠分辨 白棋、黑棋}</text:span></text:p>
                                            </text:list-item>
                                            <text:list-item>
                                              <text:p text:style-name="P233"><text:span text:style-name="T152">生物學</text:span> 的 明顯例子，棋手。<text:span text:style-name="T277">{能夠進行 圍棋遊戲}</text:span></text:p>
                                            </text:list-item>
                                            <text:list-item>
                                              <text:p text:style-name="P232">經驗法則 的 明顯<text:span text:style-name="T21">例子，</text:span><text:span text:style-name="T90">2維空間（以上</text:span><text:span text:style-name="T283">）。</text:span><text:span text:style-name="T277">{能夠擺放 棋子}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2">明顯例子。</text:p>
                                      <text:list>
                                        <text:list-item>
                                          <text:p text:style-name="P232"><text:span text:style-name="T89">規則</text:span><text:span text:style-name="T152"> </text:span><text:span text:style-name="T157">↔</text:span><text:span text:style-name="T152"> 籃球規則</text:span>。</text:p>
                                        </text:list-item>
                                        <text:list-item>
                                          <text:p text:style-name="P234"><text:span text:style-name="T89">(規則)</text:span><text:span text:style-name="T9">2</text:span><text:span text:style-name="T152"> </text:span><text:span text:style-name="T157">↔</text:span><text:span text:style-name="T152">（萬有引力、彈性碰撞、作用力與反作用力 的）物理定律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4">明顯例子。</text:p>
                                      <text:list>
                                        <text:list-item>
                                          <text:p text:style-name="P234">假定，第一個規則 是 第二個規則的 規則。</text:p>
                                          <text:list>
                                            <text:list-item>
                                              <text:p text:style-name="P234">第二個規則 是 <text:span text:style-name="T86">(規則)</text:span><text:span text:style-name="T11">2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4">假定，第一個規則 成立。</text:p>
                                          <text:list>
                                            <text:list-item>
                                              <text:p text:style-name="P234">第二個規則 有機率 成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4">假定，第一個規則 不成立。</text:p>
                                          <text:list>
                                            <text:list-item>
                                              <text:p text:style-name="P234">第二個規則 不成立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4">明顯例子。</text:p>
                                      <text:list>
                                        <text:list-item>
                                          <text:p text:style-name="P234">假定，第一個規則 是 第二個規則的 規則。</text:p>
                                          <text:list>
                                            <text:list-item>
                                              <text:p text:style-name="P234">第二個規則 是 <text:span text:style-name="T86">(規則</text:span><text:span text:style-name="T11">2,</text:span><text:span text:style-name="T8">規則</text:span><text:span text:style-name="T10">1</text:span><text:span text:style-name="T86">)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4">假定，第三個規則 繼承 第二個規則。</text:p>
                                          <text:list>
                                            <text:list-item>
                                              <text:p text:style-name="P234">第三個規則 是 <text:span text:style-name="T86">(規則</text:span><text:span text:style-name="T230">3</text:span><text:span text:style-name="T86">(→</text:span><text:span text:style-name="T91">規則</text:span><text:span text:style-name="T19">2</text:span><text:span text:style-name="T12">,</text:span><text:span text:style-name="T8">規則</text:span><text:span text:style-name="T10">1</text:span><text:span text:style-name="T86">))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4">假定，第一個規則 成立。</text:p>
                                          <text:list>
                                            <text:list-item>
                                              <text:p text:style-name="P234">第二個規則 有機率 成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4">假定，第一個規則、第二個規則 成立。</text:p>
                                          <text:list>
                                            <text:list-item>
                                              <text:p text:style-name="P234">第三個規則 有機率 成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4">假定，第一個規則 不成立。</text:p>
                                          <text:list>
                                            <text:list-item>
                                              <text:p text:style-name="P234">第二個規則、第三個規則 不成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4">假定，第二個規則不成立。</text:p>
                                          <text:list>
                                            <text:list-item>
                                              <text:p text:style-name="P234">第三個規則 不成立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2">明顯例子，某一特定個體 有機率 <text:span text:style-name="T151">記錄、好奇、探索 </text:span>人類。</text:p>
                      <text:list>
                        <text:list-item>
                          <text:p text:style-name="P162">該個體 有機率，從 人類 <text:span text:style-name="T151">記錄、好奇、探索</text:span> 細胞。</text:p>
                        </text:list-item>
                        <text:list-item>
                          <text:p text:style-name="P162">該個體 有機率，從 細胞 <text:span text:style-name="T151">記錄、好奇、探索</text:span> 碳。</text:p>
                        </text:list-item>
                        <text:list-item>
                          <text:p text:style-name="P162">該個體 有機率，從 碳 <text:span text:style-name="T151">記錄、好奇、探索</text:span> 電子。</text:p>
                          <text:list>
                            <text:list-item>
                              <text:p text:style-name="P163">該個體 有機率，從 碳<text:span text:style-name="T281">（</text:span>的 電子<text:span text:style-name="T151">、</text:span>內在物質<text:span text:style-name="T281">）</text:span><text:span text:style-name="T151">記錄、好奇、探索</text:span> 電子。</text:p>
                            </text:list-item>
                            <text:list-item>
                              <text:p text:style-name="P164">該個體 有機率，從 碳的 內在物質<text:span text:style-name="T151">、</text:span>內部機制 <text:span text:style-name="T151">記錄、好奇、探索</text:span> 電子。</text:p>
                              <text:list>
                                <text:list-item>
                                  <text:p text:style-name="P235"><text:span text:style-name="T191">碳 </text:span><text:span text:style-name="T170">↔</text:span><text:span text:style-name="T281">（古典尺度的）物理定律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5">明顯例子，其他宇宙胞 有機率有，本宇宙胞 沒有的 定律、機制、現象、本質、存在、變化。</text:p>
                </text:list-item>
                <text:list-item>
                  <text:p text:style-name="P166">明顯例子，宗疊世界 有機率有，本世界 沒有的 定律、機制、現象、本質、存在、變化。</text:p>
                </text:list-item>
                <text:list-item>
                  <text:p text:style-name="P167">假定，該個體 跳出舊的、進入新的、保持擁有 觀念、概念、框框、侷限、投影世界觀。</text:p>
                  <text:list>
                    <text:list-item>
                      <text:p text:style-name="P387"><text:span text:style-name="T171">假定，該個體 實驗、</text:span>驗證<text:span text:style-name="T171"> 該觀念、該概念、該框框、該侷限、該投影</text:span>世界<text:span text:style-name="T171">觀</text:span>。</text:p>
                      <text:list>
                        <text:list-item>
                          <text:p text:style-name="P168">該個體 有機率會發現 全新的 物理定律、化學反應、萬物法則。</text:p>
                        </text:list-item>
                        <text:list-item>
                          <text:p text:style-name="P168">明顯例子，大膽假設、小心求證。</text:p>
                        </text:list-item>
                      </text:list>
                    </text:list-item>
                    <text:list-item>
                      <text:p text:style-name="P168">提升 投影世界觀 <text:span text:style-name="T169">↔</text:span><text:span text:style-name="T280"> 內捲</text:span>。</text:p>
                    </text:list-item>
                    <text:list-item>
                      <text:p text:style-name="P169">昇華 投影世界觀 <text:span text:style-name="T169">↔</text:span><text:span text:style-name="T280"> 反內捲</text:span>。</text:p>
                      <text:list>
                        <text:list-item>
                          <text:p text:style-name="P236">提升、昇華 都 很重要。</text:p>
                          <text:list>
                            <text:list-item>
                              <text:p text:style-name="P236">明顯例子，液態水。</text:p>
                              <text:list>
                                <text:list-item>
                                  <text:p text:style-name="P236">加熱 液態水，動能 提升，<text:span text:style-name="T21">(逐漸)</text:span>變成 溫度更高的、平均動能更高的 液態水。</text:p>
                                </text:list-item>
                                <text:list-item>
                                  <text:p text:style-name="P237">加熱 液態水，相態 昇華，<text:span text:style-name="T21">(逐漸)</text:span>變成 氣態水。</text:p>
                                </text:list-item>
                                <text:list-item>
                                  <text:p text:style-name="P238">液態水的 動能 提升到 某一特定 閥值、臨界值。</text:p>
                                  <text:list>
                                    <text:list-item>
                                      <text:p text:style-name="P238">液態水的 相態 昇華成 氣態水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7">明顯例子，古希臘 受限於、被限制在 土水火風、地球不動 的 觀念、概念、框框 當中。</text:p>
                      <text:list>
                        <text:list-item>
                          <text:p text:style-name="P167">歐洲、牛頓、哥白尼 跳出 該觀念、該概念、該框框、該侷限、該投影世界觀。</text:p>
                        </text:list-item>
                        <text:list-item>
                          <text:p text:style-name="P170">愛因斯坦 跳出 牛頓、古典力學 的 觀念、概念、框框、侷限、投影世界觀。</text:p>
                        </text:list-item>
                      </text:list>
                    </text:list-item>
                    <text:list-item>
                      <text:p text:style-name="P167">不是、不能 任意、隨意 跳出舊的 投影世界觀。</text:p>
                      <text:list>
                        <text:list-item>
                          <text:p text:style-name="P167">原因很明顯，有機率 斷鏈、跳出更正確的投影世界觀、擁有更錯誤的投影世界觀。</text:p>
                          <text:list>
                            <text:list-item>
                              <text:p text:style-name="P167">更正確的投影世界觀 是 更近似、更契合（當下的）真實世界的 投影世界觀。</text:p>
                            </text:list-item>
                          </text:list>
                        </text:list-item>
                        <text:list-item>
                          <text:p text:style-name="P171">跳出舊的 投影世界觀 的 明顯例子，進化論、破四舊、焚書坑儒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5T11:40:22.360000000</dc:date>
    <meta:editing-duration>P25DT8H23M5S</meta:editing-duration>
    <meta:editing-cycles>19500</meta:editing-cycles>
    <meta:document-statistic meta:table-count="0" meta:image-count="0" meta:object-count="0" meta:page-count="1" meta:paragraph-count="456" meta:word-count="11433" meta:character-count="13313" meta:non-whitespace-character-count="12011"/>
  </office:meta>
</office:document-meta>
</file>